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1.96mm"/>
    </style:style>
    <style:style style:name="co3" style:family="table-column">
      <style:table-column-properties fo:break-before="auto" style:column-width="33.6mm"/>
    </style:style>
    <style:style style:name="co4" style:family="table-column">
      <style:table-column-properties fo:break-before="auto" style:column-width="19.58mm"/>
    </style:style>
    <style:style style:name="co5" style:family="table-column">
      <style:table-column-properties fo:break-before="auto" style:column-width="71.97mm"/>
    </style:style>
    <style:style style:name="co6" style:family="table-column">
      <style:table-column-properties fo:break-before="auto" style:column-width="109.27mm"/>
    </style:style>
    <style:style style:name="co7" style:family="table-column">
      <style:table-column-properties fo:break-before="auto" style:column-width="79.64mm"/>
    </style:style>
    <style:style style:name="co8" style:family="table-column">
      <style:table-column-properties fo:break-before="auto" style:column-width="29.1mm"/>
    </style:style>
    <style:style style:name="ro1" style:family="table-row">
      <style:table-row-properties style:row-height="7.67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General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3">
      <style:table-cell-properties fo:background-color="transparent" style:rotation-align="none"/>
    </style:style>
    <style:style style:name="ce6" style:family="table-cell" style:parent-style-name="Default" style:data-style-name="N4">
      <style:table-cell-properties fo:background-color="transparent" style:rotation-align="none"/>
    </style:style>
    <style:style style:name="ce7" style:family="table-cell" style:parent-style-name="Millares_20_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13">
      <style:table-cell-properties fo:background-color="transparent" style:rotation-align="none"/>
    </style:style>
    <style:style style:name="ce9" style:family="table-cell" style:parent-style-name="Excel_20_Built-in_20_Comma" style:data-style-name="N11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Percent" style:data-style-name="N11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016" table:default-cell-style-name="ce2"/>
        <table:table-row table:style-name="ro1">
          <table:table-cell table:style-name="ce1" office:value-type="string" calcext:value-type="string">
            <text:p>PARTIDO</text:p>
          </table:table-cell>
          <table:table-cell table:style-name="ce1" office:value-type="string" calcext:value-type="string">
            <text:p>NIVEL </text:p>
          </table:table-cell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HOJA</text:p>
          </table:table-cell>
          <table:table-cell table:style-name="ce1" office:value-type="string" calcext:value-type="string">
            <text:p>CANDIDATO</text:p>
          </table:table-cell>
          <table:table-cell table:style-name="ce1" office:value-type="string" calcext:value-type="string">
            <text:p>MEDIO</text:p>
          </table:table-cell>
          <table:table-cell table:style-name="ce1" office:value-type="string" calcext:value-type="string">
            <text:p>DESCRIPCIÓN DEL GASTO</text:p>
          </table:table-cell>
          <table:table-cell table:style-name="ce1" office:value-type="string" calcext:value-type="string">
            <text:p>MONTO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ustavo Penadés</text:p>
          </table:table-cell>
          <table:table-cell office:value-type="string" calcext:value-type="string">
            <text:p>BOLSOS</text:p>
          </table:table-cell>
          <table:table-cell office:value-type="string" calcext:value-type="string">
            <text:p>FORUM</text:p>
          </table:table-cell>
          <table:table-cell office:value-type="float" office:value="2928" calcext:value-type="float">
            <text:p>292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ustavo Penadés</text:p>
          </table:table-cell>
          <table:table-cell office:value-type="string" calcext:value-type="string">
            <text:p>BOLSOS</text:p>
          </table:table-cell>
          <table:table-cell office:value-type="string" calcext:value-type="string">
            <text:p>FORUM</text:p>
          </table:table-cell>
          <table:table-cell office:value-type="float" office:value="781" calcext:value-type="float">
            <text:p>78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ustavo Penadés</text:p>
          </table:table-cell>
          <table:table-cell office:value-type="string" calcext:value-type="string">
            <text:p>CAMISETAS</text:p>
          </table:table-cell>
          <table:table-cell office:value-type="string" calcext:value-type="string">
            <text:p>GARIMPORT S.A.</text:p>
          </table:table-cell>
          <table:table-cell office:value-type="float" office:value="43920" calcext:value-type="float">
            <text:p>4392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ustavo Penadés</text:p>
          </table:table-cell>
          <table:table-cell office:value-type="string" calcext:value-type="string">
            <text:p>CAMISETAS</text:p>
          </table:table-cell>
          <table:table-cell office:value-type="string" calcext:value-type="string">
            <text:p>DISER LTDA</text:p>
          </table:table-cell>
          <table:table-cell office:value-type="float" office:value="6290" calcext:value-type="float">
            <text:p>629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ustavo Penadés</text:p>
          </table:table-cell>
          <table:table-cell office:value-type="string" calcext:value-type="string">
            <text:p>CAMISETAS</text:p>
          </table:table-cell>
          <table:table-cell office:value-type="string" calcext:value-type="string">
            <text:p>EXPOCEL SA</text:p>
          </table:table-cell>
          <table:table-cell office:value-type="float" office:value="10876" calcext:value-type="float">
            <text:p>1087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ustavo Penadés</text:p>
          </table:table-cell>
          <table:table-cell office:value-type="string" calcext:value-type="string">
            <text:p>CARTELERIA CARTONPLAST</text:p>
          </table:table-cell>
          <table:table-cell office:value-type="string" calcext:value-type="string">
            <text:p>DAFELIR S.A.</text:p>
          </table:table-cell>
          <table:table-cell office:value-type="float" office:value="181173" calcext:value-type="float">
            <text:p>18117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ustavo Penadés</text:p>
          </table:table-cell>
          <table:table-cell office:value-type="string" calcext:value-type="string">
            <text:p>CARTELERIA CARTONPLAST</text:p>
          </table:table-cell>
          <table:table-cell office:value-type="string" calcext:value-type="string">
            <text:p>DAFELIR S.A.</text:p>
          </table:table-cell>
          <table:table-cell office:value-type="float" office:value="588244" calcext:value-type="float">
            <text:p>58824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ustavo Penadés</text:p>
          </table:table-cell>
          <table:table-cell office:value-type="string" calcext:value-type="string">
            <text:p>CARTELERIA CARTONPLAST</text:p>
          </table:table-cell>
          <table:table-cell office:value-type="string" calcext:value-type="string">
            <text:p>DAFELIR S.A.</text:p>
          </table:table-cell>
          <table:table-cell office:value-type="float" office:value="550804" calcext:value-type="float">
            <text:p>55080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ustavo Penadés</text:p>
          </table:table-cell>
          <table:table-cell office:value-type="string" calcext:value-type="string">
            <text:p>CARTELERIA CARTONPLAST</text:p>
          </table:table-cell>
          <table:table-cell office:value-type="string" calcext:value-type="string">
            <text:p>DAFELIR S.A.</text:p>
          </table:table-cell>
          <table:table-cell office:value-type="float" office:value="242170" calcext:value-type="float">
            <text:p>24217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ustavo Penadés</text:p>
          </table:table-cell>
          <table:table-cell office:value-type="string" calcext:value-type="string">
            <text:p>CARTELERIA CARTONPLAST</text:p>
          </table:table-cell>
          <table:table-cell office:value-type="string" calcext:value-type="string">
            <text:p>DAFELIR S.A.</text:p>
          </table:table-cell>
          <table:table-cell office:value-type="float" office:value="90828" calcext:value-type="float">
            <text:p>9082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ustavo Penadés</text:p>
          </table:table-cell>
          <table:table-cell office:value-type="string" calcext:value-type="string">
            <text:p>CARTELERIA CARTONPLAST</text:p>
          </table:table-cell>
          <table:table-cell office:value-type="string" calcext:value-type="string">
            <text:p>DAFELIR S.A.</text:p>
          </table:table-cell>
          <table:table-cell office:value-type="float" office:value="69943" calcext:value-type="float">
            <text:p>6994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ustavo Penadés</text:p>
          </table:table-cell>
          <table:table-cell office:value-type="string" calcext:value-type="string">
            <text:p>CARTELERIA PLOTEADA</text:p>
          </table:table-cell>
          <table:table-cell office:value-type="string" calcext:value-type="string">
            <text:p>FRANFEFO S.R.L.</text:p>
          </table:table-cell>
          <table:table-cell office:value-type="float" office:value="17244.72" calcext:value-type="float">
            <text:p>17244,7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dependiente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Pablo Mieres- Conrado Ramos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Publicidad escrita</text:p>
          </table:table-cell>
          <table:table-cell table:style-name="ce5" office:value-type="float" office:value="73200" calcext:value-type="float">
            <text:p>73.2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lorad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9989" calcext:value-type="float">
            <text:p>9989</text:p>
          </table:table-cell>
          <table:table-cell office:value-type="string" calcext:value-type="string">
            <text:p>Sheila Duarte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El País F 41202</text:p>
          </table:table-cell>
          <table:table-cell table:style-name="ce6" office:value-type="float" office:value="60000" calcext:value-type="float">
            <text:p>60.000,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lorad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ciela Matiaude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Espacios</text:p>
          </table:table-cell>
          <table:table-cell office:value-type="float" office:value="27000" calcext:value-type="float">
            <text:p>27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lorad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Daniela Barindelli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Publicidad Escrita (Radios)</text:p>
          </table:table-cell>
          <table:table-cell office:value-type="float" office:value="2787" calcext:value-type="float">
            <text:p>278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Publicidad escrita - El Pais</text:p>
          </table:table-cell>
          <table:table-cell office:value-type="float" office:value="1579900" calcext:value-type="float">
            <text:p>15799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Publicidad escrita - Busqueda</text:p>
          </table:table-cell>
          <table:table-cell office:value-type="float" office:value="158600" calcext:value-type="float">
            <text:p>1586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Publicidad escrita - El Observador</text:p>
          </table:table-cell>
          <table:table-cell office:value-type="float" office:value="146400" calcext:value-type="float">
            <text:p>1464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Sergio Abreu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DIARIO EL PAIS</text:p>
          </table:table-cell>
          <table:table-cell office:value-type="float" office:value="923444" calcext:value-type="float">
            <text:p>92344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erónica Alonso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Publicidad Escrita</text:p>
          </table:table-cell>
          <table:table-cell office:value-type="float" office:value="745720" calcext:value-type="float">
            <text:p>74572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avier García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DIARIOS Y REVISTAS</text:p>
          </table:table-cell>
          <table:table-cell office:value-type="float" office:value="162150" calcext:value-type="float">
            <text:p>1621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lvaro Delgado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Publicidad Escrita</text:p>
          </table:table-cell>
          <table:table-cell office:value-type="float" office:value="1165222" calcext:value-type="float">
            <text:p>116522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Alfredo Oliú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PRENSA ESCRITA</text:p>
          </table:table-cell>
          <table:table-cell office:value-type="float" office:value="155788" calcext:value-type="float">
            <text:p>15578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Daniel Quiró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50% PUBLICIDAD DIARIO EL PAIS</text:p>
          </table:table-cell>
          <table:table-cell office:value-type="float" office:value="69151.5" calcext:value-type="float">
            <text:p>69151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mín Niffouri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Publicidad Escrita</text:p>
          </table:table-cell>
          <table:table-cell office:value-type="float" office:value="425850" calcext:value-type="float">
            <text:p>4258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Raúl Sendic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folletos y otros impresos</text:p>
          </table:table-cell>
          <table:table-cell office:value-type="float" office:value="1410192" calcext:value-type="float">
            <text:p>141019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José Mujica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Periodicos locales</text:p>
          </table:table-cell>
          <table:table-cell office:value-type="float" office:value="241437" calcext:value-type="float">
            <text:p>24143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Daniel Martinez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Prensa escrita</text:p>
          </table:table-cell>
          <table:table-cell office:value-type="float" office:value="42891" calcext:value-type="float">
            <text:p>4289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Danilo Astori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Publicidad en Prensa Escrita</text:p>
          </table:table-cell>
          <table:table-cell office:value-type="float" office:value="97730" calcext:value-type="float">
            <text:p>9773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Nora Castro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Publicidad en prensa escrita</text:p>
          </table:table-cell>
          <table:table-cell office:value-type="float" office:value="28800" calcext:value-type="float">
            <text:p>288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Constanza Moreira- Beramendi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Publicidad escrita (prensa)</text:p>
          </table:table-cell>
          <table:table-cell office:value-type="float" office:value="106703" calcext:value-type="float">
            <text:p>10670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Alejandro Sánchez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Periodicos locales</text:p>
          </table:table-cell>
          <table:table-cell office:value-type="float" office:value="117732" calcext:value-type="float">
            <text:p>11773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nzalo Civila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Diarios, semanarios, etc</text:p>
          </table:table-cell>
          <table:table-cell office:value-type="float" office:value="1370543.66" calcext:value-type="float">
            <text:p>1370543,6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Carlos Varela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Publicidad en prensa escrita</text:p>
          </table:table-cell>
          <table:table-cell office:value-type="float" office:value="310002" calcext:value-type="float">
            <text:p>3100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Macarena Gelman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la diaria</text:p>
          </table:table-cell>
          <table:table-cell office:value-type="float" office:value="209474" calcext:value-type="float">
            <text:p>20947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Christian Di Candia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Publicidad Escrita</text:p>
          </table:table-cell>
          <table:table-cell office:value-type="float" office:value="27328" calcext:value-type="float">
            <text:p>2732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99738" calcext:value-type="float">
            <text:p>99738</text:p>
          </table:table-cell>
          <table:table-cell office:value-type="string" calcext:value-type="string">
            <text:p>Fernando Lorenzo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Encarte en Prensa</text:p>
          </table:table-cell>
          <table:table-cell office:value-type="float" office:value="8540" calcext:value-type="float">
            <text:p>854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Pablo Alvarez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Publicidad en prensa escrita</text:p>
          </table:table-cell>
          <table:table-cell office:value-type="float" office:value="28800" calcext:value-type="float">
            <text:p>288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José Pablo Oliveras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Publicidad prensa escrita</text:p>
          </table:table-cell>
          <table:table-cell office:value-type="float" office:value="17080" calcext:value-type="float">
            <text:p>170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Sebastián Sabini</text:p>
          </table:table-cell>
          <table:table-cell table:style-name="ce3" office:value-type="string" calcext:value-type="string">
            <text:p>ESCRITA</text:p>
          </table:table-cell>
          <table:table-cell office:value-type="string" calcext:value-type="string">
            <text:p>Periodicos locales</text:p>
          </table:table-cell>
          <table:table-cell office:value-type="float" office:value="21701" calcext:value-type="float">
            <text:p>2170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775005" calcext:value-type="float">
            <text:p>775005</text:p>
          </table:table-cell>
          <table:table-cell office:value-type="string" calcext:value-type="string">
            <text:p>Leonardo Herou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Prensa Escrita</text:p>
          </table:table-cell>
          <table:table-cell office:value-type="float" office:value="10600" calcext:value-type="float">
            <text:p>106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Gerardo Gadea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SEMANARIO EL PUEBLO SANTA LUCIA</text:p>
          </table:table-cell>
          <table:table-cell office:value-type="float" office:value="6200" calcext:value-type="float">
            <text:p>62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18/09/2014 - CARAS Y CARETAS</text:p>
          </table:table-cell>
          <table:table-cell office:value-type="float" office:value="231800" calcext:value-type="float">
            <text:p>2318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18/09/2014 - LA REPUBLICA</text:p>
          </table:table-cell>
          <table:table-cell office:value-type="float" office:value="758840" calcext:value-type="float">
            <text:p>75884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18/09/2014 - EL OBSERVADOR</text:p>
          </table:table-cell>
          <table:table-cell office:value-type="float" office:value="336720" calcext:value-type="float">
            <text:p>33672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18/09/2014 - LA DIARIA</text:p>
          </table:table-cell>
          <table:table-cell office:value-type="float" office:value="536800" calcext:value-type="float">
            <text:p>5368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19/09/2014 - BUSQUEDA</text:p>
          </table:table-cell>
          <table:table-cell office:value-type="float" office:value="309880" calcext:value-type="float">
            <text:p>3098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26/09/2014 - LA PATOTA</text:p>
          </table:table-cell>
          <table:table-cell office:value-type="float" office:value="115000" calcext:value-type="float">
            <text:p>115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02/10/2014 - BRECHA</text:p>
          </table:table-cell>
          <table:table-cell office:value-type="float" office:value="345748" calcext:value-type="float">
            <text:p>34574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03/10/2014 - EL PAIS</text:p>
          </table:table-cell>
          <table:table-cell office:value-type="float" office:value="1172420" calcext:value-type="float">
            <text:p>117242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14/11/2014 - BUSQUEDA</text:p>
          </table:table-cell>
          <table:table-cell office:value-type="float" office:value="92232" calcext:value-type="float">
            <text:p>9223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08/12/2014 - Reasignación balotaje</text:p>
          </table:table-cell>
          <table:table-cell office:value-type="float" office:value="-1385020" calcext:value-type="float">
            <text:p>-138502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José Carlos Mahía</text:p>
          </table:table-cell>
          <table:table-cell table:style-name="ce4" office:value-type="string" calcext:value-type="string">
            <text:p>ESCRITA</text:p>
          </table:table-cell>
          <table:table-cell table:style-name="ce4" office:value-type="string" calcext:value-type="string">
            <text:p>Hoy Canelones SRL</text:p>
          </table:table-cell>
          <table:table-cell table:style-name="ce7" office:value-type="float" office:value="5400" calcext:value-type="float">
            <text:p><text:s/>5.400,00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José Carlos Mahía</text:p>
          </table:table-cell>
          <table:table-cell table:style-name="ce4" office:value-type="string" calcext:value-type="string">
            <text:p>ESCRITA</text:p>
          </table:table-cell>
          <table:table-cell table:style-name="ce4" office:value-type="string" calcext:value-type="string">
            <text:p>Hoy Canelones SRL</text:p>
          </table:table-cell>
          <table:table-cell table:style-name="ce7" office:value-type="float" office:value="16600" calcext:value-type="float">
            <text:p><text:s/>16.600,00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José Carlos Mahía</text:p>
          </table:table-cell>
          <table:table-cell table:style-name="ce4" office:value-type="string" calcext:value-type="string">
            <text:p>ESCRITA</text:p>
          </table:table-cell>
          <table:table-cell table:style-name="ce4" office:value-type="string" calcext:value-type="string">
            <text:p>Hoy Canelones SRL</text:p>
          </table:table-cell>
          <table:table-cell table:style-name="ce7" office:value-type="float" office:value="3500" calcext:value-type="float">
            <text:p><text:s/>3.500,00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Jorge Larrañaga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CENTÍMETROS-COLUMNA CONTRATADOS</text:p>
          </table:table-cell>
          <table:table-cell office:value-type="float" office:value="3073040" calcext:value-type="float">
            <text:p>307304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ustavo Penadés</text:p>
          </table:table-cell>
          <table:table-cell office:value-type="string" calcext:value-type="string">
            <text:p>ESCRITA</text:p>
          </table:table-cell>
          <table:table-cell office:value-type="string" calcext:value-type="string">
            <text:p>EXPRESA</text:p>
          </table:table-cell>
          <table:table-cell office:value-type="float" office:value="10000" calcext:value-type="float">
            <text:p>1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ustavo Penadés</text:p>
          </table:table-cell>
          <table:table-cell office:value-type="string" calcext:value-type="string">
            <text:p>GORROS</text:p>
          </table:table-cell>
          <table:table-cell office:value-type="string" calcext:value-type="string">
            <text:p>SUSANA FORNER</text:p>
          </table:table-cell>
          <table:table-cell office:value-type="float" office:value="900" calcext:value-type="float">
            <text:p>9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ustavo Penadés</text:p>
          </table:table-cell>
          <table:table-cell office:value-type="string" calcext:value-type="string">
            <text:p>IMPREMERAS</text:p>
          </table:table-cell>
          <table:table-cell office:value-type="string" calcext:value-type="string">
            <text:p>NEVOTECH</text:p>
          </table:table-cell>
          <table:table-cell office:value-type="float" office:value="6048" calcext:value-type="float">
            <text:p>604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ustavo Penadés</text:p>
          </table:table-cell>
          <table:table-cell office:value-type="string" calcext:value-type="string">
            <text:p>INAMES AUTO</text:p>
          </table:table-cell>
          <table:table-cell office:value-type="string" calcext:value-type="string">
            <text:p>RASHIDI S.R.L.</text:p>
          </table:table-cell>
          <table:table-cell office:value-type="float" office:value="3660" calcext:value-type="float">
            <text:p>36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ustavo Penadés</text:p>
          </table:table-cell>
          <table:table-cell office:value-type="string" calcext:value-type="string">
            <text:p>INAMES AUTO</text:p>
          </table:table-cell>
          <table:table-cell office:value-type="string" calcext:value-type="string">
            <text:p>RASHIDI S.R.L.</text:p>
          </table:table-cell>
          <table:table-cell office:value-type="float" office:value="1656" calcext:value-type="float">
            <text:p>165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ustavo Penadés</text:p>
          </table:table-cell>
          <table:table-cell office:value-type="string" calcext:value-type="string">
            <text:p>INAMES AUTO</text:p>
          </table:table-cell>
          <table:table-cell office:value-type="string" calcext:value-type="string">
            <text:p>RASHIDI S.R.L.</text:p>
          </table:table-cell>
          <table:table-cell office:value-type="float" office:value="1600" calcext:value-type="float">
            <text:p>16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ustavo Penadés</text:p>
          </table:table-cell>
          <table:table-cell office:value-type="string" calcext:value-type="string">
            <text:p>INAMES AUTO</text:p>
          </table:table-cell>
          <table:table-cell office:value-type="string" calcext:value-type="string">
            <text:p>RASHIDI S.R.L.</text:p>
          </table:table-cell>
          <table:table-cell office:value-type="float" office:value="4000" calcext:value-type="float">
            <text:p>4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ustavo Penadés</text:p>
          </table:table-cell>
          <table:table-cell office:value-type="string" calcext:value-type="string">
            <text:p>INAMES AUTO</text:p>
          </table:table-cell>
          <table:table-cell office:value-type="string" calcext:value-type="string">
            <text:p>RASHIDI S.R.L.</text:p>
          </table:table-cell>
          <table:table-cell office:value-type="float" office:value="3600" calcext:value-type="float">
            <text:p>36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Eduardo Méndez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Combustible para traslados (pegatina)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Eduardo Méndez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Acetato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Eduardo Méndez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Pinceles</text:p>
          </table:table-cell>
          <table:table-cell office:value-type="float" office:value="755" calcext:value-type="float">
            <text:p>75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Eduardo Méndez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Cola Vinilica y pinceles</text:p>
          </table:table-cell>
          <table:table-cell office:value-type="float" office:value="176" calcext:value-type="float">
            <text:p>17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Eduardo Méndez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3 kgs de cola vinilica y pinceles</text:p>
          </table:table-cell>
          <table:table-cell office:value-type="float" office:value="516" calcext:value-type="float">
            <text:p>5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Eduardo Méndez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12 marcadores permanentes</text:p>
          </table:table-cell>
          <table:table-cell office:value-type="float" office:value="173.39" calcext:value-type="float">
            <text:p>173,3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Eduardo Méndez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cinta de empaque , cola vinilica y pinceles</text:p>
          </table:table-cell>
          <table:table-cell office:value-type="float" office:value="385" calcext:value-type="float">
            <text:p>38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Eduardo Méndez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3 kgs de harina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Eduardo Méndez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20 Banderas</text:p>
          </table:table-cell>
          <table:table-cell office:value-type="float" office:value="6400" calcext:value-type="float">
            <text:p>64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Eduardo Méndez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pincel y pintura acrilez</text:p>
          </table:table-cell>
          <table:table-cell office:value-type="float" office:value="424" calcext:value-type="float">
            <text:p>42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Eduardo Méndez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materiales</text:p>
          </table:table-cell>
          <table:table-cell office:value-type="float" office:value="234" calcext:value-type="float">
            <text:p>23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Enrique Saravia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Fase 4 SRL</text:p>
          </table:table-cell>
          <table:table-cell office:value-type="float" office:value="480000" calcext:value-type="float">
            <text:p>48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Enrique Saravia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Impresora Grafem</text:p>
          </table:table-cell>
          <table:table-cell office:value-type="float" office:value="250000" calcext:value-type="float">
            <text:p>25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Enrique Saravia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Herreria Surraco</text:p>
          </table:table-cell>
          <table:table-cell office:value-type="float" office:value="350000" calcext:value-type="float">
            <text:p>35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Enrique Saravia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Troquelados Germán</text:p>
          </table:table-cell>
          <table:table-cell office:value-type="float" office:value="74000" calcext:value-type="float">
            <text:p>74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Enrique Saravia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Imprersora Requena</text:p>
          </table:table-cell>
          <table:table-cell office:value-type="float" office:value="296000" calcext:value-type="float">
            <text:p>296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Enrique Saravia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Famet S.A</text:p>
          </table:table-cell>
          <table:table-cell office:value-type="float" office:value="180000" calcext:value-type="float">
            <text:p>18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Enrique Saravia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Caribu</text:p>
          </table:table-cell>
          <table:table-cell office:value-type="float" office:value="150000" calcext:value-type="float">
            <text:p>15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Enrique Saravia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Goldfarb S.A</text:p>
          </table:table-cell>
          <table:table-cell office:value-type="float" office:value="125000" calcext:value-type="float">
            <text:p>125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Medios Interior</text:p>
          </table:table-cell>
          <table:table-cell office:value-type="string" calcext:value-type="string">
            <text:p>22/10/2014 - CONTRIB. SAN JOSE - MEDIOS</text:p>
          </table:table-cell>
          <table:table-cell office:value-type="float" office:value="190981" calcext:value-type="float">
            <text:p>19098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Medios Interior</text:p>
          </table:table-cell>
          <table:table-cell office:value-type="string" calcext:value-type="string">
            <text:p>22/10/2014 - TRANSF. ARTIGAS</text:p>
          </table:table-cell>
          <table:table-cell office:value-type="float" office:value="141700" calcext:value-type="float">
            <text:p>1417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Medios Interior</text:p>
          </table:table-cell>
          <table:table-cell office:value-type="string" calcext:value-type="string">
            <text:p>22/10/2014 - TRANSF. COLONIA</text:p>
          </table:table-cell>
          <table:table-cell office:value-type="float" office:value="450000" calcext:value-type="float">
            <text:p>45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Medios Interior</text:p>
          </table:table-cell>
          <table:table-cell office:value-type="string" calcext:value-type="string">
            <text:p>22/10/2014 - TRANSF. DURAZNO</text:p>
          </table:table-cell>
          <table:table-cell office:value-type="float" office:value="81000" calcext:value-type="float">
            <text:p>81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Medios Interior</text:p>
          </table:table-cell>
          <table:table-cell office:value-type="string" calcext:value-type="string">
            <text:p>22/10/2014 - TRANSF. FLORES</text:p>
          </table:table-cell>
          <table:table-cell office:value-type="float" office:value="65000" calcext:value-type="float">
            <text:p>65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Medios Interior</text:p>
          </table:table-cell>
          <table:table-cell office:value-type="string" calcext:value-type="string">
            <text:p>22/10/2014 - TRANSF. FLORIDA</text:p>
          </table:table-cell>
          <table:table-cell office:value-type="float" office:value="150000" calcext:value-type="float">
            <text:p>15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Medios Interior</text:p>
          </table:table-cell>
          <table:table-cell office:value-type="string" calcext:value-type="string">
            <text:p>22/10/2014 - TRANSF. LAVALLEJA</text:p>
          </table:table-cell>
          <table:table-cell office:value-type="float" office:value="35000" calcext:value-type="float">
            <text:p>35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Medios Interior</text:p>
          </table:table-cell>
          <table:table-cell office:value-type="string" calcext:value-type="string">
            <text:p>22/10/2014 - TRANSF. MALDONADO</text:p>
          </table:table-cell>
          <table:table-cell office:value-type="float" office:value="750000" calcext:value-type="float">
            <text:p>75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Medios Interior</text:p>
          </table:table-cell>
          <table:table-cell office:value-type="string" calcext:value-type="string">
            <text:p>22/10/2014 - TRANSF. PAYSANDU</text:p>
          </table:table-cell>
          <table:table-cell office:value-type="float" office:value="225000" calcext:value-type="float">
            <text:p>225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Medios Interior</text:p>
          </table:table-cell>
          <table:table-cell office:value-type="string" calcext:value-type="string">
            <text:p>22/10/2014 - TRANSF. RIO NEGRO</text:p>
          </table:table-cell>
          <table:table-cell office:value-type="float" office:value="95000" calcext:value-type="float">
            <text:p>95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Medios Interior</text:p>
          </table:table-cell>
          <table:table-cell office:value-type="string" calcext:value-type="string">
            <text:p>22/10/2014 - TRANSF. RIVERA</text:p>
          </table:table-cell>
          <table:table-cell office:value-type="float" office:value="200000" calcext:value-type="float">
            <text:p>20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Medios Interior</text:p>
          </table:table-cell>
          <table:table-cell office:value-type="string" calcext:value-type="string">
            <text:p>22/10/2014 - TRANSF. ROCHA</text:p>
          </table:table-cell>
          <table:table-cell office:value-type="float" office:value="125000" calcext:value-type="float">
            <text:p>125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Medios Interior</text:p>
          </table:table-cell>
          <table:table-cell office:value-type="string" calcext:value-type="string">
            <text:p>22/10/2014 - TRANSF. SALTO</text:p>
          </table:table-cell>
          <table:table-cell office:value-type="float" office:value="175000" calcext:value-type="float">
            <text:p>175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Medios Interior</text:p>
          </table:table-cell>
          <table:table-cell office:value-type="string" calcext:value-type="string">
            <text:p>22/10/2014 - TRANSF. TACUAREMBO</text:p>
          </table:table-cell>
          <table:table-cell office:value-type="float" office:value="101428" calcext:value-type="float">
            <text:p>10142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Medios Interior</text:p>
          </table:table-cell>
          <table:table-cell office:value-type="string" calcext:value-type="string">
            <text:p>22/10/2014 - TRANSF. TREINTA Y TRES</text:p>
          </table:table-cell>
          <table:table-cell office:value-type="float" office:value="60000" calcext:value-type="float">
            <text:p>6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Medios Interior</text:p>
          </table:table-cell>
          <table:table-cell office:value-type="string" calcext:value-type="string">
            <text:p>24/10/2014 - CONTRIB. C. LARGO -MEDIOS</text:p>
          </table:table-cell>
          <table:table-cell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Medios Interior</text:p>
          </table:table-cell>
          <table:table-cell office:value-type="string" calcext:value-type="string">
            <text:p>12/11/2014 - CONTRIB. SORIANO -MEDIOS</text:p>
          </table:table-cell>
          <table:table-cell office:value-type="float" office:value="117819" calcext:value-type="float">
            <text:p>11781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dependiente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Pablo Mieres- Conrado Ramos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oral</text:p>
          </table:table-cell>
          <table:table-cell table:style-name="ce5" office:value-type="float" office:value="1021153" calcext:value-type="float">
            <text:p>1.021.15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lorad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Pedro Bordaberry- Germán Coutinho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Minutos contratados</text:p>
          </table:table-cell>
          <table:table-cell table:style-name="ce8" office:value-type="float" office:value="1152207" calcext:value-type="float">
            <text:p>1.152.207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lorad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José Amorín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en Radio</text:p>
          </table:table-cell>
          <table:table-cell office:value-type="float" office:value="295045" calcext:value-type="float">
            <text:p>29504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lorad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Pedro Bordaberry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Minutos contratados</text:p>
          </table:table-cell>
          <table:table-cell office:value-type="float" office:value="2236638" calcext:value-type="float">
            <text:p>223663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lorad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ciela Matiaude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y espacios</text:p>
          </table:table-cell>
          <table:table-cell office:value-type="float" office:value="47349" calcext:value-type="float">
            <text:p>4734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lorad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Daniela Barindelli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Oral (Radios, callejera)</text:p>
          </table:table-cell>
          <table:table-cell office:value-type="float" office:value="101070" calcext:value-type="float">
            <text:p>10107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en radio - El Espectador</text:p>
          </table:table-cell>
          <table:table-cell office:value-type="float" office:value="296547" calcext:value-type="float">
            <text:p>29654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en radio - Alfa FM</text:p>
          </table:table-cell>
          <table:table-cell office:value-type="float" office:value="102480" calcext:value-type="float">
            <text:p>1024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en radio - Universal</text:p>
          </table:table-cell>
          <table:table-cell office:value-type="float" office:value="82960" calcext:value-type="float">
            <text:p>829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en radio - La Ley FM</text:p>
          </table:table-cell>
          <table:table-cell office:value-type="float" office:value="114192" calcext:value-type="float">
            <text:p>11419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en radio - Azul FM</text:p>
          </table:table-cell>
          <table:table-cell office:value-type="float" office:value="195200" calcext:value-type="float">
            <text:p>1952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en radio - Tiempo Presente</text:p>
          </table:table-cell>
          <table:table-cell office:value-type="float" office:value="36600" calcext:value-type="float">
            <text:p>366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en radio - Oceano FM</text:p>
          </table:table-cell>
          <table:table-cell office:value-type="float" office:value="247660" calcext:value-type="float">
            <text:p>2476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en radio - Montecarlo SA</text:p>
          </table:table-cell>
          <table:table-cell office:value-type="float" office:value="331840" calcext:value-type="float">
            <text:p>33184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en radio - Aire FM</text:p>
          </table:table-cell>
          <table:table-cell office:value-type="float" office:value="170373" calcext:value-type="float">
            <text:p>17037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en radio - Radio Carve</text:p>
          </table:table-cell>
          <table:table-cell office:value-type="float" office:value="79300" calcext:value-type="float">
            <text:p>793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en radio - FM Inolvedable</text:p>
          </table:table-cell>
          <table:table-cell office:value-type="float" office:value="109800" calcext:value-type="float">
            <text:p>1098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en radio - Radio Rural</text:p>
          </table:table-cell>
          <table:table-cell office:value-type="float" office:value="102480" calcext:value-type="float">
            <text:p>1024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en radio - Publinter</text:p>
          </table:table-cell>
          <table:table-cell office:value-type="float" office:value="3113606" calcext:value-type="float">
            <text:p>311360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en radio - Sarandi</text:p>
          </table:table-cell>
          <table:table-cell office:value-type="float" office:value="732000" calcext:value-type="float">
            <text:p>732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en radio - Oriental</text:p>
          </table:table-cell>
          <table:table-cell office:value-type="float" office:value="109800" calcext:value-type="float">
            <text:p>1098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en radio - Radio Nacional</text:p>
          </table:table-cell>
          <table:table-cell office:value-type="float" office:value="21521" calcext:value-type="float">
            <text:p>2152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en radio - Galaxia FM</text:p>
          </table:table-cell>
          <table:table-cell office:value-type="float" office:value="35280" calcext:value-type="float">
            <text:p>352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Sergio Abreu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RADIOS </text:p>
          </table:table-cell>
          <table:table-cell office:value-type="float" office:value="116387.6" calcext:value-type="float">
            <text:p>116387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erónica Alonso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Oral</text:p>
          </table:table-cell>
          <table:table-cell office:value-type="float" office:value="180000" calcext:value-type="float">
            <text:p>18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avier García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RADIO</text:p>
          </table:table-cell>
          <table:table-cell office:value-type="float" office:value="1008544.52" calcext:value-type="float">
            <text:p>1008544,5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lvaro Delgado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Oral</text:p>
          </table:table-cell>
          <table:table-cell office:value-type="float" office:value="553270" calcext:value-type="float">
            <text:p>55327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Alfredo Oliú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RADIO</text:p>
          </table:table-cell>
          <table:table-cell office:value-type="float" office:value="36400" calcext:value-type="float">
            <text:p>364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co Gallinal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en radio</text:p>
          </table:table-cell>
          <table:table-cell office:value-type="float" office:value="59048" calcext:value-type="float">
            <text:p>5904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co Gallinal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en radio</text:p>
          </table:table-cell>
          <table:table-cell office:value-type="float" office:value="32208" calcext:value-type="float">
            <text:p>3220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co Gallinal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en radio</text:p>
          </table:table-cell>
          <table:table-cell office:value-type="float" office:value="26352" calcext:value-type="float">
            <text:p>2635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co Gallinal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en radio</text:p>
          </table:table-cell>
          <table:table-cell office:value-type="float" office:value="48312" calcext:value-type="float">
            <text:p>4831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co Gallinal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en radio</text:p>
          </table:table-cell>
          <table:table-cell office:value-type="float" office:value="700" calcext:value-type="float">
            <text:p>7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co Gallinal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en radio</text:p>
          </table:table-cell>
          <table:table-cell office:value-type="float" office:value="53680" calcext:value-type="float">
            <text:p>536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mín Niffouri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Oral</text:p>
          </table:table-cell>
          <table:table-cell office:value-type="float" office:value="117900" calcext:value-type="float">
            <text:p>1179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Alem García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Monte Carlo S.A. (radio)</text:p>
          </table:table-cell>
          <table:table-cell office:value-type="float" office:value="21500" calcext:value-type="float">
            <text:p>215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José Mujica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Radios</text:p>
          </table:table-cell>
          <table:table-cell office:value-type="float" office:value="1669742" calcext:value-type="float">
            <text:p>166974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Daniel Martinez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en radio</text:p>
          </table:table-cell>
          <table:table-cell office:value-type="float" office:value="65270" calcext:value-type="float">
            <text:p>6527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Alvaro Portillo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por radio carve</text:p>
          </table:table-cell>
          <table:table-cell office:value-type="float" office:value="18800" calcext:value-type="float">
            <text:p>188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Danilo Astori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en radio</text:p>
          </table:table-cell>
          <table:table-cell office:value-type="float" office:value="1839146" calcext:value-type="float">
            <text:p>183914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Nora Castro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en radio</text:p>
          </table:table-cell>
          <table:table-cell office:value-type="float" office:value="5856" calcext:value-type="float">
            <text:p>585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Constanza Moreira- Beramendi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oral (radio)</text:p>
          </table:table-cell>
          <table:table-cell office:value-type="float" office:value="293798" calcext:value-type="float">
            <text:p>29379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Eduardo Brenta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Servicio contratado via Media-Office</text:p>
          </table:table-cell>
          <table:table-cell office:value-type="float" office:value="900000" calcext:value-type="float">
            <text:p>90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Eleuterio Fernandez Huidobro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oral</text:p>
          </table:table-cell>
          <table:table-cell office:value-type="float" office:value="734624" calcext:value-type="float">
            <text:p>73462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Alejandro Sánchez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Radios</text:p>
          </table:table-cell>
          <table:table-cell office:value-type="float" office:value="1646790" calcext:value-type="float">
            <text:p>164679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nzalo Civila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Radios</text:p>
          </table:table-cell>
          <table:table-cell office:value-type="float" office:value="1207152.12" calcext:value-type="float">
            <text:p>1207152,1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Carlos Varela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en radios</text:p>
          </table:table-cell>
          <table:table-cell office:value-type="float" office:value="1564859" calcext:value-type="float">
            <text:p>156485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Macarena Gelman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Continental</text:p>
          </table:table-cell>
          <table:table-cell office:value-type="float" office:value="143191" calcext:value-type="float">
            <text:p>14319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Macarena Gelman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sarandi</text:p>
          </table:table-cell>
          <table:table-cell office:value-type="float" office:value="28880" calcext:value-type="float">
            <text:p>288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Luis Puig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retorno publicidad</text:p>
          </table:table-cell>
          <table:table-cell office:value-type="float" office:value="48068" calcext:value-type="float">
            <text:p>4806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Victor Semproni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Radios Mdeo/Int </text:p>
          </table:table-cell>
          <table:table-cell office:value-type="float" office:value="77642" calcext:value-type="float">
            <text:p>7764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75005" calcext:value-type="float">
            <text:p>775005</text:p>
          </table:table-cell>
          <table:table-cell office:value-type="string" calcext:value-type="string">
            <text:p>José Bayardi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auta radia AM/FM Montevideo</text:p>
          </table:table-cell>
          <table:table-cell office:value-type="float" office:value="327000" calcext:value-type="float">
            <text:p>327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Christian Di Candia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Oral</text:p>
          </table:table-cell>
          <table:table-cell office:value-type="float" office:value="67637" calcext:value-type="float">
            <text:p>6763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Pablo Alvarez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en radio</text:p>
          </table:table-cell>
          <table:table-cell office:value-type="float" office:value="5856" calcext:value-type="float">
            <text:p>585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José Pablo Oliveras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oral</text:p>
          </table:table-cell>
          <table:table-cell office:value-type="float" office:value="10000" calcext:value-type="float">
            <text:p>1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Enrique Saravia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Radio cx30</text:p>
          </table:table-cell>
          <table:table-cell office:value-type="float" office:value="75000" calcext:value-type="float">
            <text:p>75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aúl Olivera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Radios</text:p>
          </table:table-cell>
          <table:table-cell office:value-type="float" office:value="427954" calcext:value-type="float">
            <text:p>42795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99738" calcext:value-type="float">
            <text:p>99738</text:p>
          </table:table-cell>
          <table:table-cell office:value-type="string" calcext:value-type="string">
            <text:p>Horacio Yanes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Publicidad en Radio</text:p>
          </table:table-cell>
          <table:table-cell office:value-type="float" office:value="67347" calcext:value-type="float">
            <text:p>6734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Sebastián Sabini</text:p>
          </table:table-cell>
          <table:table-cell table:style-name="ce3" office:value-type="string" calcext:value-type="string">
            <text:p>ORAL</text:p>
          </table:table-cell>
          <table:table-cell office:value-type="string" calcext:value-type="string">
            <text:p>Radios</text:p>
          </table:table-cell>
          <table:table-cell office:value-type="float" office:value="1320573" calcext:value-type="float">
            <text:p>132057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José Luis Devitta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EFECTIVO</text:p>
          </table:table-cell>
          <table:table-cell office:value-type="float" office:value="7424" calcext:value-type="float">
            <text:p>742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775005" calcext:value-type="float">
            <text:p>775005</text:p>
          </table:table-cell>
          <table:table-cell office:value-type="string" calcext:value-type="string">
            <text:p>Leonardo Herou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Radio</text:p>
          </table:table-cell>
          <table:table-cell office:value-type="float" office:value="6500" calcext:value-type="float">
            <text:p>65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Valeria Rubino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CX 30</text:p>
          </table:table-cell>
          <table:table-cell office:value-type="float" office:value="48000" calcext:value-type="float">
            <text:p>48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Valeria Rubino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Atlantida FM</text:p>
          </table:table-cell>
          <table:table-cell office:value-type="float" office:value="3090" calcext:value-type="float">
            <text:p>309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Valeria Rubino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Inolvidable FM</text:p>
          </table:table-cell>
          <table:table-cell office:value-type="float" office:value="3494" calcext:value-type="float">
            <text:p>349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Valeria Rubino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Minuto 90 Fm 90,1</text:p>
          </table:table-cell>
          <table:table-cell office:value-type="float" office:value="3000" calcext:value-type="float">
            <text:p>3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Valeria Rubino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Atlantida FM</text:p>
          </table:table-cell>
          <table:table-cell office:value-type="float" office:value="8000" calcext:value-type="float">
            <text:p>8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Valeria Rubino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Inolvidable FM</text:p>
          </table:table-cell>
          <table:table-cell office:value-type="float" office:value="3400" calcext:value-type="float">
            <text:p>34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Gerardo Gadea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RADIO NATURALEZA TALA</text:p>
          </table:table-cell>
          <table:table-cell office:value-type="float" office:value="9000" calcext:value-type="float">
            <text:p>9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Gerardo Gadea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FM La Ley</text:p>
          </table:table-cell>
          <table:table-cell office:value-type="float" office:value="60840" calcext:value-type="float">
            <text:p>6084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28/08/2014 - 1410 AM LIBRE</text:p>
          </table:table-cell>
          <table:table-cell office:value-type="float" office:value="140300" calcext:value-type="float">
            <text:p>1403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04/09/2014 - EL ESPECTADOR</text:p>
          </table:table-cell>
          <table:table-cell office:value-type="float" office:value="448960" calcext:value-type="float">
            <text:p>4489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12/09/2014 - OCEANO FM</text:p>
          </table:table-cell>
          <table:table-cell office:value-type="float" office:value="1256600" calcext:value-type="float">
            <text:p>12566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18/09/2014 - 104.9 METROPOLIS</text:p>
          </table:table-cell>
          <table:table-cell office:value-type="float" office:value="350140" calcext:value-type="float">
            <text:p>35014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18/09/2014 - OLDIES 90.3 FM</text:p>
          </table:table-cell>
          <table:table-cell office:value-type="float" office:value="224480" calcext:value-type="float">
            <text:p>2244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19/09/2014 - RADIO UNIVERSAL</text:p>
          </table:table-cell>
          <table:table-cell office:value-type="float" office:value="117120" calcext:value-type="float">
            <text:p>11712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19/09/2014 - 95.5 FM DEL PLATA</text:p>
          </table:table-cell>
          <table:table-cell office:value-type="float" office:value="561200" calcext:value-type="float">
            <text:p>5612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26/09/2014 - 101.9 AZUL FM</text:p>
          </table:table-cell>
          <table:table-cell office:value-type="float" office:value="954040" calcext:value-type="float">
            <text:p>95404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29/09/2014 - 91.1 fm futura - recibo 0186</text:p>
          </table:table-cell>
          <table:table-cell office:value-type="float" office:value="329400" calcext:value-type="float">
            <text:p>3294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03/10/2014 - SARANDI COMUNICACIONES</text:p>
          </table:table-cell>
          <table:table-cell office:value-type="float" office:value="652700" calcext:value-type="float">
            <text:p>6527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07/10/2014 - ESPECTADOR.COM</text:p>
          </table:table-cell>
          <table:table-cell office:value-type="float" office:value="140300" calcext:value-type="float">
            <text:p>1403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14/10/2014 - R. ORIENTAL</text:p>
          </table:table-cell>
          <table:table-cell office:value-type="float" office:value="30500" calcext:value-type="float">
            <text:p>305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15/10/2014 - RADIO ARAX</text:p>
          </table:table-cell>
          <table:table-cell office:value-type="float" office:value="12200" calcext:value-type="float">
            <text:p>122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16/10/2014 - CX 30 - RADIO NACIONAL</text:p>
          </table:table-cell>
          <table:table-cell office:value-type="float" office:value="140300" calcext:value-type="float">
            <text:p>1403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23/10/2014 - M24 FM</text:p>
          </table:table-cell>
          <table:table-cell office:value-type="float" office:value="168360" calcext:value-type="float">
            <text:p>1683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23/10/2014 - LATINA 103.7 FM</text:p>
          </table:table-cell>
          <table:table-cell office:value-type="float" office:value="350750" calcext:value-type="float">
            <text:p>3507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24/10/2014 - COOP. DESAFIO</text:p>
          </table:table-cell>
          <table:table-cell office:value-type="float" office:value="30000" calcext:value-type="float">
            <text:p>3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24/10/2014 - SARANDI COMUNICACIONES</text:p>
          </table:table-cell>
          <table:table-cell office:value-type="float" office:value="652700" calcext:value-type="float">
            <text:p>6527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27/10/2014 - 104.3 FM</text:p>
          </table:table-cell>
          <table:table-cell office:value-type="float" office:value="322690" calcext:value-type="float">
            <text:p>32269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28/10/2014 - CORI</text:p>
          </table:table-cell>
          <table:table-cell office:value-type="float" office:value="14640" calcext:value-type="float">
            <text:p>1464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29/10/2014 - OLDIES 90.3FM</text:p>
          </table:table-cell>
          <table:table-cell office:value-type="float" office:value="224480" calcext:value-type="float">
            <text:p>2244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29/10/2014 - M24 FM</text:p>
          </table:table-cell>
          <table:table-cell office:value-type="float" office:value="168360" calcext:value-type="float">
            <text:p>1683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29/10/2014 - 104.9 METROPOLIS FM</text:p>
          </table:table-cell>
          <table:table-cell office:value-type="float" office:value="351360" calcext:value-type="float">
            <text:p>3513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07/11/2014 - MONTE CARLO SA</text:p>
          </table:table-cell>
          <table:table-cell office:value-type="float" office:value="1220000" calcext:value-type="float">
            <text:p>122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07/11/2014 - DOSA PROD. D. STEINFELD</text:p>
          </table:table-cell>
          <table:table-cell office:value-type="float" office:value="91500" calcext:value-type="float">
            <text:p>915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07/11/2014 - MODACOR - 104.3 FM</text:p>
          </table:table-cell>
          <table:table-cell office:value-type="float" office:value="322690" calcext:value-type="float">
            <text:p>32269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14/11/2014 - LATINA FM</text:p>
          </table:table-cell>
          <table:table-cell office:value-type="float" office:value="350750" calcext:value-type="float">
            <text:p>3507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08/12/2014 - Reasignación balotaje</text:p>
          </table:table-cell>
          <table:table-cell office:value-type="float" office:value="-1245120" calcext:value-type="float">
            <text:p>-124512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Jorge Larrañaga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SEGUNDOS CONTRATADOS</text:p>
          </table:table-cell>
          <table:table-cell office:value-type="float" office:value="4406540" calcext:value-type="float">
            <text:p>440654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José Carlos Mahía</text:p>
          </table:table-cell>
          <table:table-cell table:style-name="ce4" office:value-type="string" calcext:value-type="string">
            <text:p>ORAL</text:p>
          </table:table-cell>
          <table:table-cell table:style-name="ce4" office:value-type="string" calcext:value-type="string">
            <text:p>FM Inolvidable</text:p>
          </table:table-cell>
          <table:table-cell table:style-name="ce7" office:value-type="float" office:value="23180" calcext:value-type="float">
            <text:p><text:s/>23.180,00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José Carlos Mahía</text:p>
          </table:table-cell>
          <table:table-cell table:style-name="ce4" office:value-type="string" calcext:value-type="string">
            <text:p>ORAL</text:p>
          </table:table-cell>
          <table:table-cell table:style-name="ce4" office:value-type="string" calcext:value-type="string">
            <text:p>91,3 FM san Ramón</text:p>
          </table:table-cell>
          <table:table-cell table:style-name="ce7" office:value-type="float" office:value="18000" calcext:value-type="float">
            <text:p><text:s/>18.000,00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José Carlos Mahía</text:p>
          </table:table-cell>
          <table:table-cell table:style-name="ce4" office:value-type="string" calcext:value-type="string">
            <text:p>ORAL</text:p>
          </table:table-cell>
          <table:table-cell table:style-name="ce4" office:value-type="string" calcext:value-type="string">
            <text:p>Néstor Rodríguez Plá</text:p>
          </table:table-cell>
          <table:table-cell table:style-name="ce7" office:value-type="float" office:value="32000" calcext:value-type="float">
            <text:p><text:s/>32.000,00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José Carlos Mahía</text:p>
          </table:table-cell>
          <table:table-cell table:style-name="ce4" office:value-type="string" calcext:value-type="string">
            <text:p>ORAL</text:p>
          </table:table-cell>
          <table:table-cell table:style-name="ce4" office:value-type="string" calcext:value-type="string">
            <text:p>Arco Iris Producciones</text:p>
          </table:table-cell>
          <table:table-cell table:style-name="ce7" office:value-type="float" office:value="18000" calcext:value-type="float">
            <text:p><text:s/>18.000,00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José Carlos Mahía</text:p>
          </table:table-cell>
          <table:table-cell table:style-name="ce4" office:value-type="string" calcext:value-type="string">
            <text:p>ORAL</text:p>
          </table:table-cell>
          <table:table-cell table:style-name="ce4" office:value-type="string" calcext:value-type="string">
            <text:p>Suavar SRL</text:p>
          </table:table-cell>
          <table:table-cell table:style-name="ce7" office:value-type="float" office:value="29000" calcext:value-type="float">
            <text:p><text:s/>29.000,00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José Carlos Mahía</text:p>
          </table:table-cell>
          <table:table-cell table:style-name="ce4" office:value-type="string" calcext:value-type="string">
            <text:p>ORAL</text:p>
          </table:table-cell>
          <table:table-cell table:style-name="ce4" office:value-type="string" calcext:value-type="string">
            <text:p>Radio Continental SRL</text:p>
          </table:table-cell>
          <table:table-cell table:style-name="ce7" office:value-type="float" office:value="8500" calcext:value-type="float">
            <text:p><text:s/>8.500,00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José Carlos Mahía</text:p>
          </table:table-cell>
          <table:table-cell table:style-name="ce4" office:value-type="string" calcext:value-type="string">
            <text:p>ORAL</text:p>
          </table:table-cell>
          <table:table-cell table:style-name="ce4" office:value-type="string" calcext:value-type="string">
            <text:p>90.7 FM RadioVentura</text:p>
          </table:table-cell>
          <table:table-cell table:style-name="ce7" office:value-type="float" office:value="4000" calcext:value-type="float">
            <text:p><text:s/>4.000,00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ustavo Penadés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SARANDI COMUNICADORES S.A.</text:p>
          </table:table-cell>
          <table:table-cell office:value-type="float" office:value="147724" calcext:value-type="float">
            <text:p>14772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ustavo Penadés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RADIO ORIENTAL S.A.</text:p>
          </table:table-cell>
          <table:table-cell office:value-type="float" office:value="5339" calcext:value-type="float">
            <text:p>533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ustavo Penadés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OCEANO <text:s/>FM</text:p>
          </table:table-cell>
          <table:table-cell office:value-type="float" office:value="51850" calcext:value-type="float">
            <text:p>518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lorad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Daniela Barindelli</text:p>
          </table:table-cell>
          <table:table-cell office:value-type="string" calcext:value-type="string">
            <text:p>OTRO TIPO</text:p>
          </table:table-cell>
          <table:table-cell office:value-type="string" calcext:value-type="string">
            <text:p>Otro tipo de publicidad</text:p>
          </table:table-cell>
          <table:table-cell office:value-type="float" office:value="64651" calcext:value-type="float">
            <text:p>6465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erónica Alonso</text:p>
          </table:table-cell>
          <table:table-cell office:value-type="string" calcext:value-type="string">
            <text:p>OTRO TIPO</text:p>
          </table:table-cell>
          <table:table-cell office:value-type="string" calcext:value-type="string">
            <text:p>Publicidad Otros</text:p>
          </table:table-cell>
          <table:table-cell office:value-type="float" office:value="201999" calcext:value-type="float">
            <text:p>20199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co Gallinal</text:p>
          </table:table-cell>
          <table:table-cell office:value-type="string" calcext:value-type="string">
            <text:p>OTRO TIPO</text:p>
          </table:table-cell>
          <table:table-cell office:value-type="string" calcext:value-type="string">
            <text:p>Otros tipos de publicidad</text:p>
          </table:table-cell>
          <table:table-cell office:value-type="float" office:value="12000" calcext:value-type="float">
            <text:p>12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co Gallinal</text:p>
          </table:table-cell>
          <table:table-cell office:value-type="string" calcext:value-type="string">
            <text:p>OTRO TIPO</text:p>
          </table:table-cell>
          <table:table-cell office:value-type="string" calcext:value-type="string">
            <text:p>Otros tipos de publicidad</text:p>
          </table:table-cell>
          <table:table-cell office:value-type="float" office:value="18300" calcext:value-type="float">
            <text:p>183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Javier Radiccioni</text:p>
          </table:table-cell>
          <table:table-cell office:value-type="string" calcext:value-type="string">
            <text:p>OTRO TIPO</text:p>
          </table:table-cell>
          <table:table-cell office:value-type="string" calcext:value-type="string">
            <text:p>escrita ensobre encarte de listas</text:p>
          </table:table-cell>
          <table:table-cell office:value-type="float" office:value="1500" calcext:value-type="float">
            <text:p>15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Raúl Sendic</text:p>
          </table:table-cell>
          <table:table-cell office:value-type="string" calcext:value-type="string">
            <text:p>OTRO TIPO</text:p>
          </table:table-cell>
          <table:table-cell office:value-type="string" calcext:value-type="string">
            <text:p>otros</text:p>
          </table:table-cell>
          <table:table-cell office:value-type="float" office:value="630754" calcext:value-type="float">
            <text:p>63075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José Mujica</text:p>
          </table:table-cell>
          <table:table-cell office:value-type="string" calcext:value-type="string">
            <text:p>OTRO TIPO</text:p>
          </table:table-cell>
          <table:table-cell office:value-type="string" calcext:value-type="string">
            <text:p>Balconeras, internet</text:p>
          </table:table-cell>
          <table:table-cell office:value-type="float" office:value="1295367" calcext:value-type="float">
            <text:p>12953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Danilo Astori</text:p>
          </table:table-cell>
          <table:table-cell office:value-type="string" calcext:value-type="string">
            <text:p>OTRO TIPO</text:p>
          </table:table-cell>
          <table:table-cell office:value-type="string" calcext:value-type="string">
            <text:p>Otros tipos de públicidad</text:p>
          </table:table-cell>
          <table:table-cell office:value-type="float" office:value="12261" calcext:value-type="float">
            <text:p>1226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Nora Castro</text:p>
          </table:table-cell>
          <table:table-cell office:value-type="string" calcext:value-type="string">
            <text:p>OTRO TIPO</text:p>
          </table:table-cell>
          <table:table-cell office:value-type="string" calcext:value-type="string">
            <text:p>Otros tipos de públicidad</text:p>
          </table:table-cell>
          <table:table-cell office:value-type="float" office:value="6466.5" calcext:value-type="float">
            <text:p>6466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Constanza Moreira- Beramendi</text:p>
          </table:table-cell>
          <table:table-cell office:value-type="string" calcext:value-type="string">
            <text:p>OTRO TIPO</text:p>
          </table:table-cell>
          <table:table-cell office:value-type="string" calcext:value-type="string">
            <text:p>Otros tipos de publicidad</text:p>
          </table:table-cell>
          <table:table-cell office:value-type="float" office:value="178242" calcext:value-type="float">
            <text:p>17824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Marcos Carámbula</text:p>
          </table:table-cell>
          <table:table-cell office:value-type="string" calcext:value-type="string">
            <text:p>OTRO TIPO</text:p>
          </table:table-cell>
          <table:table-cell office:value-type="string" calcext:value-type="string">
            <text:p>PUBLICIDAD EN ESTADIOS DE FUTBOL</text:p>
          </table:table-cell>
          <table:table-cell office:value-type="float" office:value="152500" calcext:value-type="float">
            <text:p>1525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Eduardo Brenta</text:p>
          </table:table-cell>
          <table:table-cell office:value-type="string" calcext:value-type="string">
            <text:p>OTRO TIPO</text:p>
          </table:table-cell>
          <table:table-cell office:value-type="string" calcext:value-type="string">
            <text:p>cohcheparlantes entrega listas</text:p>
          </table:table-cell>
          <table:table-cell office:value-type="float" office:value="120000" calcext:value-type="float">
            <text:p>12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Macarena Gelman</text:p>
          </table:table-cell>
          <table:table-cell office:value-type="string" calcext:value-type="string">
            <text:p>OTRO TIPO</text:p>
          </table:table-cell>
          <table:table-cell office:value-type="string" calcext:value-type="string">
            <text:p>filadelfia</text:p>
          </table:table-cell>
          <table:table-cell office:value-type="float" office:value="84790" calcext:value-type="float">
            <text:p>8479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Luis Puig</text:p>
          </table:table-cell>
          <table:table-cell office:value-type="string" calcext:value-type="string">
            <text:p>OTRO TIPO</text:p>
          </table:table-cell>
          <table:table-cell office:value-type="string" calcext:value-type="string">
            <text:p>tus impresos ltda</text:p>
          </table:table-cell>
          <table:table-cell office:value-type="float" office:value="15371" calcext:value-type="float">
            <text:p>1537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Luis Puig</text:p>
          </table:table-cell>
          <table:table-cell office:value-type="string" calcext:value-type="string">
            <text:p>OTRO TIPO</text:p>
          </table:table-cell>
          <table:table-cell office:value-type="string" calcext:value-type="string">
            <text:p>diser ltda</text:p>
          </table:table-cell>
          <table:table-cell office:value-type="float" office:value="25502" calcext:value-type="float">
            <text:p>255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Luis Puig</text:p>
          </table:table-cell>
          <table:table-cell office:value-type="string" calcext:value-type="string">
            <text:p>OTRO TIPO</text:p>
          </table:table-cell>
          <table:table-cell office:value-type="string" calcext:value-type="string">
            <text:p>dafelir sa</text:p>
          </table:table-cell>
          <table:table-cell office:value-type="float" office:value="27084" calcext:value-type="float">
            <text:p>2708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Gonzalo Reboledo</text:p>
          </table:table-cell>
          <table:table-cell office:value-type="string" calcext:value-type="string">
            <text:p>OTRO TIPO</text:p>
          </table:table-cell>
          <table:table-cell office:value-type="string" calcext:value-type="string">
            <text:p>Sobres institucionales</text:p>
          </table:table-cell>
          <table:table-cell office:value-type="float" office:value="7582" calcext:value-type="float">
            <text:p>758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99738" calcext:value-type="float">
            <text:p>99738</text:p>
          </table:table-cell>
          <table:table-cell office:value-type="string" calcext:value-type="string">
            <text:p>Fernando Lorenzo</text:p>
          </table:table-cell>
          <table:table-cell office:value-type="string" calcext:value-type="string">
            <text:p>OTRO TIPO</text:p>
          </table:table-cell>
          <table:table-cell office:value-type="string" calcext:value-type="string">
            <text:p>Remeras, gorros, balconeras, pasacalles</text:p>
          </table:table-cell>
          <table:table-cell office:value-type="float" office:value="106543" calcext:value-type="float">
            <text:p>10654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Pablo Alvarez</text:p>
          </table:table-cell>
          <table:table-cell office:value-type="string" calcext:value-type="string">
            <text:p>OTRO TIPO</text:p>
          </table:table-cell>
          <table:table-cell office:value-type="string" calcext:value-type="string">
            <text:p>Otros tipos de públicidad</text:p>
          </table:table-cell>
          <table:table-cell office:value-type="float" office:value="6466.5" calcext:value-type="float">
            <text:p>6466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11/09/2014 - LIVING EXPRESS</text:p>
          </table:table-cell>
          <table:table-cell office:value-type="float" office:value="22570" calcext:value-type="float">
            <text:p>2257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29/10/2014 - PELLICER - ALIM. DELG.EXTR.</text:p>
          </table:table-cell>
          <table:table-cell office:value-type="float" office:value="19149" calcext:value-type="float">
            <text:p>1914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08/12/2014 - Reasignación balotaje</text:p>
          </table:table-cell>
          <table:table-cell office:value-type="float" office:value="-41719" calcext:value-type="float">
            <text:p>-4171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Productoras - Indias</text:p>
          </table:table-cell>
          <table:table-cell office:value-type="float" office:value="4011360" calcext:value-type="float">
            <text:p>40113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Productoras - La Mayor</text:p>
          </table:table-cell>
          <table:table-cell office:value-type="float" office:value="146400" calcext:value-type="float">
            <text:p>1464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Publicidad digital - Pinky</text:p>
          </table:table-cell>
          <table:table-cell office:value-type="float" office:value="567456" calcext:value-type="float">
            <text:p>56745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aniel Peña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Agencias de publicidad</text:p>
          </table:table-cell>
          <table:table-cell office:value-type="float" office:value="690000" calcext:value-type="float">
            <text:p>69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produccion de contenidos</text:p>
          </table:table-cell>
          <table:table-cell office:value-type="float" office:value="3368722.2" calcext:value-type="float">
            <text:p>3368722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Danilo Astori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Producción de Avisos</text:p>
          </table:table-cell>
          <table:table-cell office:value-type="float" office:value="1048828.44" calcext:value-type="float">
            <text:p>1048828,4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Carlos Gamou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Grupo Perfil Campaña Publicitaria </text:p>
          </table:table-cell>
          <table:table-cell office:value-type="float" office:value="726781" calcext:value-type="float">
            <text:p>72678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99738" calcext:value-type="float">
            <text:p>99738</text:p>
          </table:table-cell>
          <table:table-cell office:value-type="string" calcext:value-type="string">
            <text:p>Horacio Yanes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Producción y Estudio Audio</text:p>
          </table:table-cell>
          <table:table-cell office:value-type="float" office:value="11800" calcext:value-type="float">
            <text:p>118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30/09/2014 - LAMAYOR -PROD. AUDIO</text:p>
          </table:table-cell>
          <table:table-cell office:value-type="float" office:value="209535" calcext:value-type="float">
            <text:p>2095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08/10/2014 - ZINC SOUND</text:p>
          </table:table-cell>
          <table:table-cell office:value-type="float" office:value="103700" calcext:value-type="float">
            <text:p>1037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10/10/2014 - PARIS TEXAS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10/10/2014 - ZINCSOUND</text:p>
          </table:table-cell>
          <table:table-cell office:value-type="float" office:value="103700" calcext:value-type="float">
            <text:p>1037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28/10/2014 - LA MAYOR</text:p>
          </table:table-cell>
          <table:table-cell office:value-type="float" office:value="161294" calcext:value-type="float">
            <text:p>16129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30/10/2014 - PARIS TEXAS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10/11/2014 - NUEVA TELEVISION</text:p>
          </table:table-cell>
          <table:table-cell office:value-type="float" office:value="16204.04" calcext:value-type="float">
            <text:p>16204,0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27/11/2014 - PARIS TEXAS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14/08/2014 - DOMINO - REC. 4805</text:p>
          </table:table-cell>
          <table:table-cell office:value-type="float" office:value="68448.1" calcext:value-type="float">
            <text:p>68448,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10/10/2014 - WORLDWIDE - GURISA</text:p>
          </table:table-cell>
          <table:table-cell office:value-type="float" office:value="3911.32" calcext:value-type="float">
            <text:p>3911,3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08/12/2014 - Reasignación balotaje</text:p>
          </table:table-cell>
          <table:table-cell office:value-type="float" office:value="-3911.32" calcext:value-type="float">
            <text:p>-3911,3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17/07/2014 - MAYNER - URUG. N.SE DETIENE</text:p>
          </table:table-cell>
          <table:table-cell office:value-type="float" office:value="39894" calcext:value-type="float">
            <text:p>3989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07/08/2014 - FAMET - REC.74009</text:p>
          </table:table-cell>
          <table:table-cell office:value-type="float" office:value="251442" calcext:value-type="float">
            <text:p>25144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07/08/2014 - CLISE - REC. 1632</text:p>
          </table:table-cell>
          <table:table-cell office:value-type="float" office:value="22210.71" calcext:value-type="float">
            <text:p>22210,7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08/08/2014 - MAYNER - REC. 6602</text:p>
          </table:table-cell>
          <table:table-cell office:value-type="float" office:value="451400" calcext:value-type="float">
            <text:p>4514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14/08/2014 - MAYNER - REC. 6583</text:p>
          </table:table-cell>
          <table:table-cell office:value-type="float" office:value="10980" calcext:value-type="float">
            <text:p>109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15/08/2014 - CARTELES.COM</text:p>
          </table:table-cell>
          <table:table-cell office:value-type="float" office:value="32086" calcext:value-type="float">
            <text:p>3208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15/08/2014 - CARTELES.COM</text:p>
          </table:table-cell>
          <table:table-cell office:value-type="float" office:value="505080" calcext:value-type="float">
            <text:p>5050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22/08/2014 - MAYNER</text:p>
          </table:table-cell>
          <table:table-cell office:value-type="float" office:value="47580" calcext:value-type="float">
            <text:p>475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22/08/2014 - MAYNER</text:p>
          </table:table-cell>
          <table:table-cell office:value-type="float" office:value="954040" calcext:value-type="float">
            <text:p>95404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22/08/2014 - LA REPUBLICA</text:p>
          </table:table-cell>
          <table:table-cell office:value-type="float" office:value="10199" calcext:value-type="float">
            <text:p>1019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29/08/2014 - CARTELES.COM</text:p>
          </table:table-cell>
          <table:table-cell office:value-type="float" office:value="16958" calcext:value-type="float">
            <text:p>1695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01/09/2014 - IMPRIMEX</text:p>
          </table:table-cell>
          <table:table-cell office:value-type="float" office:value="98400" calcext:value-type="float">
            <text:p>984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01/09/2014 - GRIFELMAN SA</text:p>
          </table:table-cell>
          <table:table-cell office:value-type="float" office:value="144204" calcext:value-type="float">
            <text:p>14420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02/09/2014 - MAYNER</text:p>
          </table:table-cell>
          <table:table-cell office:value-type="float" office:value="176656" calcext:value-type="float">
            <text:p>17665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05/09/2014 - FAMET - REC. 74565</text:p>
          </table:table-cell>
          <table:table-cell office:value-type="float" office:value="60780" calcext:value-type="float">
            <text:p>607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05/09/2014 - FAMET - REC. 74566</text:p>
          </table:table-cell>
          <table:table-cell office:value-type="float" office:value="1346097.5" calcext:value-type="float">
            <text:p>1346097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11/09/2014 - MAYNER</text:p>
          </table:table-cell>
          <table:table-cell office:value-type="float" office:value="228384" calcext:value-type="float">
            <text:p>22838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11/09/2014 - CARTELES.COM</text:p>
          </table:table-cell>
          <table:table-cell office:value-type="float" office:value="124806" calcext:value-type="float">
            <text:p>12480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11/09/2014 - DRK PACKAGING</text:p>
          </table:table-cell>
          <table:table-cell office:value-type="float" office:value="420411.02" calcext:value-type="float">
            <text:p>420411,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18/09/2014 - IMPRIMEX</text:p>
          </table:table-cell>
          <table:table-cell office:value-type="float" office:value="1680000" calcext:value-type="float">
            <text:p>168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19/09/2014 - MAYNER</text:p>
          </table:table-cell>
          <table:table-cell office:value-type="float" office:value="17934" calcext:value-type="float">
            <text:p>1793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26/09/2014 - GRIFELMAN SA</text:p>
          </table:table-cell>
          <table:table-cell office:value-type="float" office:value="621590" calcext:value-type="float">
            <text:p>62159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26/09/2014 - GRIFELMAN SA</text:p>
          </table:table-cell>
          <table:table-cell office:value-type="float" office:value="22326" calcext:value-type="float">
            <text:p>2232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26/09/2014 - MAYNER</text:p>
          </table:table-cell>
          <table:table-cell office:value-type="float" office:value="59536" calcext:value-type="float">
            <text:p>5953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26/09/2014 - GRIFELMAN SA</text:p>
          </table:table-cell>
          <table:table-cell office:value-type="float" office:value="9272" calcext:value-type="float">
            <text:p>927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26/09/2014 - IMPRIMEX</text:p>
          </table:table-cell>
          <table:table-cell office:value-type="float" office:value="870000" calcext:value-type="float">
            <text:p>87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02/10/2014 - GALLERY</text:p>
          </table:table-cell>
          <table:table-cell office:value-type="float" office:value="107360" calcext:value-type="float">
            <text:p>1073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02/10/2014 - GRIFELMAN SA</text:p>
          </table:table-cell>
          <table:table-cell office:value-type="float" office:value="178364" calcext:value-type="float">
            <text:p>17836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03/10/2014 - 4TINTAS</text:p>
          </table:table-cell>
          <table:table-cell office:value-type="float" office:value="9493" calcext:value-type="float">
            <text:p>94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03/10/2014 - MAYNER</text:p>
          </table:table-cell>
          <table:table-cell office:value-type="float" office:value="62952" calcext:value-type="float">
            <text:p>6295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08/10/2014 - UROBOROS</text:p>
          </table:table-cell>
          <table:table-cell office:value-type="float" office:value="18644" calcext:value-type="float">
            <text:p>1864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10/10/2014 - MAYNER</text:p>
          </table:table-cell>
          <table:table-cell office:value-type="float" office:value="47580" calcext:value-type="float">
            <text:p>475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16/10/2014 - MAYNER</text:p>
          </table:table-cell>
          <table:table-cell office:value-type="float" office:value="59048" calcext:value-type="float">
            <text:p>5904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17/10/2014 - 4 TINTAS</text:p>
          </table:table-cell>
          <table:table-cell office:value-type="float" office:value="9492" calcext:value-type="float">
            <text:p>949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24/10/2014 - MAYNER -FALINER</text:p>
          </table:table-cell>
          <table:table-cell office:value-type="float" office:value="17080" calcext:value-type="float">
            <text:p>170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27/10/2014 - FAMET</text:p>
          </table:table-cell>
          <table:table-cell office:value-type="float" office:value="460977" calcext:value-type="float">
            <text:p>46097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30/10/2014 - GRIFELMAN SA</text:p>
          </table:table-cell>
          <table:table-cell office:value-type="float" office:value="103517" calcext:value-type="float">
            <text:p>10351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30/10/2014 - UROBOROS</text:p>
          </table:table-cell>
          <table:table-cell office:value-type="float" office:value="30795" calcext:value-type="float">
            <text:p>3079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30/10/2014 - REINTEGRO</text:p>
          </table:table-cell>
          <table:table-cell office:value-type="float" office:value="-2318000" calcext:value-type="float">
            <text:p>-2318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07/11/2014 - GRIFELMAN <text:s/>SA</text:p>
          </table:table-cell>
          <table:table-cell office:value-type="float" office:value="21838" calcext:value-type="float">
            <text:p>2183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11/11/2014 - GALLERY</text:p>
          </table:table-cell>
          <table:table-cell office:value-type="float" office:value="244000" calcext:value-type="float">
            <text:p>244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19/11/2014 - 4 TINTAS - NEVOTECH</text:p>
          </table:table-cell>
          <table:table-cell office:value-type="float" office:value="53534" calcext:value-type="float">
            <text:p>5353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08/12/2014 - Reasignación balotaje</text:p>
          </table:table-cell>
          <table:table-cell office:value-type="float" office:value="-934573.23" calcext:value-type="float">
            <text:p>-934573,2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02/10/2014 - EL GALPON</text:p>
          </table:table-cell>
          <table:table-cell office:value-type="float" office:value="20000" calcext:value-type="float">
            <text:p>2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03/10/2014 - CARTELES. COM</text:p>
          </table:table-cell>
          <table:table-cell office:value-type="float" office:value="17080" calcext:value-type="float">
            <text:p>170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09/10/2014 - ERSOUN SA</text:p>
          </table:table-cell>
          <table:table-cell office:value-type="float" office:value="229000" calcext:value-type="float">
            <text:p>229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09/10/2014 - A. OTTONELLO</text:p>
          </table:table-cell>
          <table:table-cell office:value-type="float" office:value="229000" calcext:value-type="float">
            <text:p>229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10/10/2014 - WORLDWIDE - GURISA</text:p>
          </table:table-cell>
          <table:table-cell office:value-type="float" office:value="10086.99" calcext:value-type="float">
            <text:p>10086,9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14/10/2014 - LIQ. P. T. - GIRA</text:p>
          </table:table-cell>
          <table:table-cell office:value-type="float" office:value="21490" calcext:value-type="float">
            <text:p>2149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15/10/2014 - AUDEM</text:p>
          </table:table-cell>
          <table:table-cell office:value-type="float" office:value="12000" calcext:value-type="float">
            <text:p>12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29/10/2014 - PHOENA /HAVAS</text:p>
          </table:table-cell>
          <table:table-cell office:value-type="float" office:value="2843" calcext:value-type="float">
            <text:p>284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29/10/2014 - PHOENA HAVAS</text:p>
          </table:table-cell>
          <table:table-cell office:value-type="float" office:value="6545.05" calcext:value-type="float">
            <text:p>6545,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30/10/2014 - VIDEOTIME LTDA.</text:p>
          </table:table-cell>
          <table:table-cell office:value-type="float" office:value="29280" calcext:value-type="float">
            <text:p>292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03/11/2014 - LIVE U</text:p>
          </table:table-cell>
          <table:table-cell office:value-type="float" office:value="83814" calcext:value-type="float">
            <text:p>838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06/11/2014 - URUSTREAM - LIVE U</text:p>
          </table:table-cell>
          <table:table-cell office:value-type="float" office:value="1592466" calcext:value-type="float">
            <text:p>159246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13/11/2014 - A. OTTONELLO</text:p>
          </table:table-cell>
          <table:table-cell office:value-type="float" office:value="474831.04" calcext:value-type="float">
            <text:p>474831,0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13/11/2014 - EROSUN SA</text:p>
          </table:table-cell>
          <table:table-cell office:value-type="float" office:value="2257482" calcext:value-type="float">
            <text:p>225748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13/11/2014 - A. OTTONELLO</text:p>
          </table:table-cell>
          <table:table-cell office:value-type="float" office:value="2145730" calcext:value-type="float">
            <text:p>214573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08/12/2014 - Reasignación balotaje</text:p>
          </table:table-cell>
          <table:table-cell office:value-type="float" office:value="-4630038.08" calcext:value-type="float">
            <text:p>-4630038,0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16/12/2014 - Ottonello - Rec. 669</text:p>
          </table:table-cell>
          <table:table-cell office:value-type="float" office:value="431880" calcext:value-type="float">
            <text:p>4318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ustavo Penadés</text:p>
          </table:table-cell>
          <table:table-cell office:value-type="string" calcext:value-type="string">
            <text:p>PRODUCCION</text:p>
          </table:table-cell>
          <table:table-cell office:value-type="string" calcext:value-type="string">
            <text:p>CQ REALIZACIONES HD</text:p>
          </table:table-cell>
          <table:table-cell office:value-type="float" office:value="3050" calcext:value-type="float">
            <text:p>30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ustavo Penadés</text:p>
          </table:table-cell>
          <table:table-cell office:value-type="string" calcext:value-type="string">
            <text:p>REMERAS</text:p>
          </table:table-cell>
          <table:table-cell office:value-type="string" calcext:value-type="string">
            <text:p>EXPOCEL SA</text:p>
          </table:table-cell>
          <table:table-cell office:value-type="float" office:value="1020" calcext:value-type="float">
            <text:p>102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Jorge Larrañag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MINUTOS CONTRATADOS</text:p>
          </table:table-cell>
          <table:table-cell office:value-type="float" office:value="19704370" calcext:value-type="float">
            <text:p>1970437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José Carlos Mahía</text:p>
          </table:table-cell>
          <table:table-cell table:style-name="ce4" office:value-type="string" calcext:value-type="string">
            <text:p>TV</text:p>
          </table:table-cell>
          <table:table-cell table:style-name="ce4" office:value-type="string" calcext:value-type="string">
            <text:p>Visión Canaria</text:p>
          </table:table-cell>
          <table:table-cell table:style-name="ce7" office:value-type="float" office:value="12000" calcext:value-type="float">
            <text:p><text:s/>12.000,00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José Carlos Mahía</text:p>
          </table:table-cell>
          <table:table-cell table:style-name="ce4" office:value-type="string" calcext:value-type="string">
            <text:p>TV</text:p>
          </table:table-cell>
          <table:table-cell table:style-name="ce4" office:value-type="string" calcext:value-type="string">
            <text:p>Tala Visión TV</text:p>
          </table:table-cell>
          <table:table-cell table:style-name="ce7" office:value-type="float" office:value="18000" calcext:value-type="float">
            <text:p><text:s/>18.000,00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ustavo Penadé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CANAL 10</text:p>
          </table:table-cell>
          <table:table-cell office:value-type="float" office:value="742950" calcext:value-type="float">
            <text:p>7429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ustavo Penadé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CANAL 10</text:p>
          </table:table-cell>
          <table:table-cell office:value-type="float" office:value="243320" calcext:value-type="float">
            <text:p>24332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ustavo Penadé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CANAL 12</text:p>
          </table:table-cell>
          <table:table-cell office:value-type="float" office:value="1542885" calcext:value-type="float">
            <text:p>154288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ustavo Penadé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CANAL 4</text:p>
          </table:table-cell>
          <table:table-cell office:value-type="float" office:value="1065034" calcext:value-type="float">
            <text:p>106503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ustavo Penadé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CANAL 4</text:p>
          </table:table-cell>
          <table:table-cell office:value-type="float" office:value="1506822" calcext:value-type="float">
            <text:p>150682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dependiente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Pablo Mieres- Conrado Ramo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ublicidad televisiva</text:p>
          </table:table-cell>
          <table:table-cell table:style-name="ce5" office:value-type="float" office:value="7666530" calcext:value-type="float">
            <text:p>7.666.53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lorad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Pedro Bordaberry- Germán Coutinho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Minutos contratados</text:p>
          </table:table-cell>
          <table:table-cell table:style-name="ce8" office:value-type="float" office:value="4481103" calcext:value-type="float">
            <text:p>4.481.103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lorad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José Amorín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ublicidad televisiva</text:p>
          </table:table-cell>
          <table:table-cell office:value-type="float" office:value="4915461" calcext:value-type="float">
            <text:p>491546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lorad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Pedro Bordaberry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Minutos contratados</text:p>
          </table:table-cell>
          <table:table-cell office:value-type="float" office:value="8698612" calcext:value-type="float">
            <text:p>869861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lorad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ciela Matiaude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ublicidad en Tandas</text:p>
          </table:table-cell>
          <table:table-cell office:value-type="float" office:value="107000" calcext:value-type="float">
            <text:p>107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lorad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Daniela Barindelli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ublicidad televisiva</text:p>
          </table:table-cell>
          <table:table-cell office:value-type="float" office:value="85000" calcext:value-type="float">
            <text:p>85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ublicidad televisiva - Teledoce</text:p>
          </table:table-cell>
          <table:table-cell office:value-type="float" office:value="8174000" calcext:value-type="float">
            <text:p>8174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ublicidad televisiva - Red Uruguaya</text:p>
          </table:table-cell>
          <table:table-cell office:value-type="float" office:value="239803" calcext:value-type="float">
            <text:p>23980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ublicidad televisiva - Canal 11</text:p>
          </table:table-cell>
          <table:table-cell office:value-type="float" office:value="337560" calcext:value-type="float">
            <text:p>3375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ublicidad televisiva - Canal 4</text:p>
          </table:table-cell>
          <table:table-cell office:value-type="float" office:value="6089050" calcext:value-type="float">
            <text:p>60890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ublicidad televisiva - Canal 7</text:p>
          </table:table-cell>
          <table:table-cell office:value-type="float" office:value="256200" calcext:value-type="float">
            <text:p>2562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ublicidad televisiva - Canal 10</text:p>
          </table:table-cell>
          <table:table-cell office:value-type="float" office:value="5368060" calcext:value-type="float">
            <text:p>53680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ublicidad televisiva - VTV</text:p>
          </table:table-cell>
          <table:table-cell office:value-type="float" office:value="1586000" calcext:value-type="float">
            <text:p>1586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ublicidad televisiva - Bonecar SA</text:p>
          </table:table-cell>
          <table:table-cell office:value-type="float" office:value="48800" calcext:value-type="float">
            <text:p>488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Alem Garcí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Monte Carlo S.A. (radio)</text:p>
          </table:table-cell>
          <table:table-cell office:value-type="float" office:value="43000" calcext:value-type="float">
            <text:p>43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Alem Garcí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Monte Carlo TV S.A.</text:p>
          </table:table-cell>
          <table:table-cell office:value-type="float" office:value="64050" calcext:value-type="float">
            <text:p>640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Alem Garcí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Sociedad Televisora Larrañaga S.A. Canal 12</text:p>
          </table:table-cell>
          <table:table-cell office:value-type="float" office:value="75335" calcext:value-type="float">
            <text:p>753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Alvaro Germano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UBLICIDAD TELEVISION(EXCLUSIVO CANAL 10) PUBLICIDAD 30 MINUTOS</text:p>
          </table:table-cell>
          <table:table-cell office:value-type="float" office:value="601460" calcext:value-type="float">
            <text:p>6014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Sergio Abreu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UBLICIDAD TV</text:p>
          </table:table-cell>
          <table:table-cell office:value-type="float" office:value="3355195" calcext:value-type="float">
            <text:p>335519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504504" calcext:value-type="float">
            <text:p>504504</text:p>
          </table:table-cell>
          <table:table-cell office:value-type="string" calcext:value-type="string">
            <text:p>Alem Garcí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Monte Carlo S.A. (radio)</text:p>
          </table:table-cell>
          <table:table-cell office:value-type="float" office:value="21500" calcext:value-type="float">
            <text:p>215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504504" calcext:value-type="float">
            <text:p>504504</text:p>
          </table:table-cell>
          <table:table-cell office:value-type="string" calcext:value-type="string">
            <text:p>Alem Garcí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Monte Carlo TV S.A.</text:p>
          </table:table-cell>
          <table:table-cell office:value-type="float" office:value="32025" calcext:value-type="float">
            <text:p>320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504504" calcext:value-type="float">
            <text:p>504504</text:p>
          </table:table-cell>
          <table:table-cell office:value-type="string" calcext:value-type="string">
            <text:p>Alem Garcí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Sociedad Televisora Larrañaga S.A. Canal 12</text:p>
          </table:table-cell>
          <table:table-cell office:value-type="float" office:value="37667" calcext:value-type="float">
            <text:p>376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erónica Alonso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ublicidad Televisiva </text:p>
          </table:table-cell>
          <table:table-cell office:value-type="float" office:value="4172998" calcext:value-type="float">
            <text:p>417299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avier García</text:p>
          </table:table-cell>
          <table:table-cell table:number-columns-repeated="2" office:value-type="string" calcext:value-type="string">
            <text:p>TV</text:p>
          </table:table-cell>
          <table:table-cell office:value-type="float" office:value="4396506" calcext:value-type="float">
            <text:p>439650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lvaro Delgado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ublicidad Televisiva</text:p>
          </table:table-cell>
          <table:table-cell office:value-type="float" office:value="4600909" calcext:value-type="float">
            <text:p>460090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Alfredo Oliú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ELEVISION</text:p>
          </table:table-cell>
          <table:table-cell office:value-type="float" office:value="927200" calcext:value-type="float">
            <text:p>9272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Alfredo Oliú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ELEVISION</text:p>
          </table:table-cell>
          <table:table-cell office:value-type="float" office:value="854000" calcext:value-type="float">
            <text:p>854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Javier Radiccioni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elevisiva 600 seg central 300seg lateral</text:p>
          </table:table-cell>
          <table:table-cell office:value-type="float" office:value="297655.6" calcext:value-type="float">
            <text:p>297655,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Alem Garcí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Monte Carlo TV S.A.</text:p>
          </table:table-cell>
          <table:table-cell office:value-type="float" office:value="32025" calcext:value-type="float">
            <text:p>320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Alem Garcí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Sociedad Televisora Larrañaga S.A. Canal 12</text:p>
          </table:table-cell>
          <table:table-cell office:value-type="float" office:value="37667" calcext:value-type="float">
            <text:p>376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José Mujic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V y Cables locales</text:p>
          </table:table-cell>
          <table:table-cell office:value-type="float" office:value="8800967" calcext:value-type="float">
            <text:p>88009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Darío Pérez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UB. VTV</text:p>
          </table:table-cell>
          <table:table-cell office:value-type="float" office:value="109800" calcext:value-type="float">
            <text:p>1098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Danilo Astori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ublicidad televisiva (x minutos en xx horario)</text:p>
          </table:table-cell>
          <table:table-cell office:value-type="float" office:value="8336538" calcext:value-type="float">
            <text:p>833653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Nora Castro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ublicidad televisiva - Canal 10</text:p>
          </table:table-cell>
          <table:table-cell office:value-type="float" office:value="54798.5" calcext:value-type="float">
            <text:p>54798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Constanza Moreira- Beramendi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ublicidad televisiva</text:p>
          </table:table-cell>
          <table:table-cell office:value-type="float" office:value="1493367" calcext:value-type="float">
            <text:p>14933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Eduardo Brent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(100 minutos en horario central mas 25 % bonif. lateral) Servicio contratado via Agencia</text:p>
          </table:table-cell>
          <table:table-cell office:value-type="float" office:value="4684800" calcext:value-type="float">
            <text:p>46848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Alejandro Sánchez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V y Cables locales</text:p>
          </table:table-cell>
          <table:table-cell office:value-type="float" office:value="6515422" calcext:value-type="float">
            <text:p>651542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nzalo Civil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Canales </text:p>
          </table:table-cell>
          <table:table-cell office:value-type="float" office:value="2891280.25" calcext:value-type="float">
            <text:p>2891280,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Carlos Varel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ublicidad televisiva</text:p>
          </table:table-cell>
          <table:table-cell office:value-type="float" office:value="7242042" calcext:value-type="float">
            <text:p>724204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Macarena Gelman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Canal 10</text:p>
          </table:table-cell>
          <table:table-cell office:value-type="float" office:value="92516" calcext:value-type="float">
            <text:p>925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Macarena Gelman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eledoce </text:p>
          </table:table-cell>
          <table:table-cell office:value-type="float" office:value="665735" calcext:value-type="float">
            <text:p>6657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Victor Semproni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Canal 6</text:p>
          </table:table-cell>
          <table:table-cell office:value-type="float" office:value="12900" calcext:value-type="float">
            <text:p>129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Christian Di Candi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ublicidad televisiva </text:p>
          </table:table-cell>
          <table:table-cell office:value-type="float" office:value="182450" calcext:value-type="float">
            <text:p>1824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99738" calcext:value-type="float">
            <text:p>99738</text:p>
          </table:table-cell>
          <table:table-cell office:value-type="string" calcext:value-type="string">
            <text:p>Fernando Lorenzo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ublicidad Televisión</text:p>
          </table:table-cell>
          <table:table-cell office:value-type="float" office:value="4305184" calcext:value-type="float">
            <text:p>430518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Pablo Alvarez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ublicidad televisiva - Canal 10</text:p>
          </table:table-cell>
          <table:table-cell office:value-type="float" office:value="54798.5" calcext:value-type="float">
            <text:p>54798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José Pablo Olivera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ublicidad televisiva 100 segundos centrales y 50 laterales</text:p>
          </table:table-cell>
          <table:table-cell office:value-type="float" office:value="49816.66" calcext:value-type="float">
            <text:p>49816,6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Danisa Rodriguez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ublicidad televisiva - Canal 11</text:p>
          </table:table-cell>
          <table:table-cell office:value-type="float" office:value="6000" calcext:value-type="float">
            <text:p>6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aúl Oliver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Canales de aire</text:p>
          </table:table-cell>
          <table:table-cell office:value-type="float" office:value="1048360.32" calcext:value-type="float">
            <text:p>1048360,3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99738" calcext:value-type="float">
            <text:p>99738</text:p>
          </table:table-cell>
          <table:table-cell office:value-type="string" calcext:value-type="string">
            <text:p>Horacio Yane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ublicidad TV</text:p>
          </table:table-cell>
          <table:table-cell office:value-type="float" office:value="39167" calcext:value-type="float">
            <text:p>391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Sebastián Sabini</text:p>
          </table:table-cell>
          <table:table-cell table:style-name="ce3" office:value-type="string" calcext:value-type="string">
            <text:p>TV</text:p>
          </table:table-cell>
          <table:table-cell office:value-type="string" calcext:value-type="string">
            <text:p>TV y Cables locales</text:p>
          </table:table-cell>
          <table:table-cell office:value-type="float" office:value="2516845" calcext:value-type="float">
            <text:p>251684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José Luis Devitt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UBLICIDAD TV CABLE</text:p>
          </table:table-cell>
          <table:table-cell office:value-type="float" office:value="5500" calcext:value-type="float">
            <text:p>55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775005" calcext:value-type="float">
            <text:p>775005</text:p>
          </table:table-cell>
          <table:table-cell office:value-type="string" calcext:value-type="string">
            <text:p>Leonardo Herou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Campaña TV</text:p>
          </table:table-cell>
          <table:table-cell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Valeria Rubino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Alexis Torres - Canal Cable Sauce</text:p>
          </table:table-cell>
          <table:table-cell office:value-type="float" office:value="18000" calcext:value-type="float">
            <text:p>18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Valeria Rubino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Oliver Gialco - Tala Vison</text:p>
          </table:table-cell>
          <table:table-cell office:value-type="float" office:value="18000" calcext:value-type="float">
            <text:p>18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10/10/2014 - RED URU. DE TV.</text:p>
          </table:table-cell>
          <table:table-cell office:value-type="float" office:value="2318000" calcext:value-type="float">
            <text:p>2318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24/10/2014 - CANAL 10</text:p>
          </table:table-cell>
          <table:table-cell office:value-type="float" office:value="20496000" calcext:value-type="float">
            <text:p>20496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27/10/2014 - TELEDOCE</text:p>
          </table:table-cell>
          <table:table-cell office:value-type="float" office:value="21960000" calcext:value-type="float">
            <text:p>2196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29/10/2014 - RED URUGUAYA DE TELEVISION</text:p>
          </table:table-cell>
          <table:table-cell office:value-type="float" office:value="2318000" calcext:value-type="float">
            <text:p>2318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29/10/2014 - MONTE CARLO TV SA</text:p>
          </table:table-cell>
          <table:table-cell office:value-type="float" office:value="11712000" calcext:value-type="float">
            <text:p>11712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29/10/2014 - VTV - SAOMIL SA</text:p>
          </table:table-cell>
          <table:table-cell office:value-type="float" office:value="5084716" calcext:value-type="float">
            <text:p>50847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08/12/2014 - Reasignación balotaje</text:p>
          </table:table-cell>
          <table:table-cell office:value-type="float" office:value="-27706716" calcext:value-type="float">
            <text:p>-277067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lorad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osé Amorín</text:p>
          </table:table-cell>
          <table:table-cell office:value-type="string" calcext:value-type="string">
            <text:p>TV Y ORAL</text:p>
          </table:table-cell>
          <table:table-cell office:value-type="string" calcext:value-type="string">
            <text:p>Publicidad televisiva y radial</text:p>
          </table:table-cell>
          <table:table-cell office:value-type="float" office:value="198919" calcext:value-type="float">
            <text:p>19891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Raúl Sendic</text:p>
          </table:table-cell>
          <table:table-cell office:value-type="string" calcext:value-type="string">
            <text:p>TV Y ORAL</text:p>
          </table:table-cell>
          <table:table-cell office:value-type="string" calcext:value-type="string">
            <text:p>television y radio</text:p>
          </table:table-cell>
          <table:table-cell office:value-type="float" office:value="8505844.0402" calcext:value-type="float">
            <text:p>8505844,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ustavo Penadés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CBS</text:p>
          </table:table-cell>
          <table:table-cell office:value-type="float" office:value="1025574" calcext:value-type="float">
            <text:p>102557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Jorge Larrañaga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CARTELERÍA VÍA PUBLICA CONTRATADA</text:p>
          </table:table-cell>
          <table:table-cell office:value-type="float" office:value="7065722" calcext:value-type="float">
            <text:p>706572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dependiente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Pablo Mieres- Conrado Ramos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idad en via pública</text:p>
          </table:table-cell>
          <table:table-cell table:style-name="ce5" office:value-type="float" office:value="2631831" calcext:value-type="float">
            <text:p>2.631.83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lorad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Pedro Bordaberry- Germán Coutinho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Carteles, Pasacalles, Camiones, Columneras, Etc.</text:p>
          </table:table-cell>
          <table:table-cell table:style-name="ce8" office:value-type="float" office:value="2613750" calcext:value-type="float">
            <text:p>2.613.750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lorad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José Amorín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idad en Via Pública</text:p>
          </table:table-cell>
          <table:table-cell office:value-type="float" office:value="137716" calcext:value-type="float">
            <text:p>1377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lorad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Pedro Bordaberry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Carteles, Pasacalles, Camiones, Columneras, Etc.</text:p>
          </table:table-cell>
          <table:table-cell office:value-type="float" office:value="5073751" calcext:value-type="float">
            <text:p>507375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lorad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osé Amorín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idad en Via Pública</text:p>
          </table:table-cell>
          <table:table-cell office:value-type="float" office:value="634225" calcext:value-type="float">
            <text:p>6342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lorad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Daniela Barindelli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idad en Via Pública</text:p>
          </table:table-cell>
          <table:table-cell office:value-type="float" office:value="250125" calcext:value-type="float">
            <text:p>2501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idad vía pública - CBS</text:p>
          </table:table-cell>
          <table:table-cell office:value-type="float" office:value="1763163" calcext:value-type="float">
            <text:p>176316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idad vía pública - Publicartel</text:p>
          </table:table-cell>
          <table:table-cell office:value-type="float" office:value="4183503.62" calcext:value-type="float">
            <text:p>4183503,6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idad vía pública - Film Suez</text:p>
          </table:table-cell>
          <table:table-cell office:value-type="float" office:value="145463.04" calcext:value-type="float">
            <text:p>145463,0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idad vía pública - OMI</text:p>
          </table:table-cell>
          <table:table-cell office:value-type="float" office:value="3327909" calcext:value-type="float">
            <text:p>332790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Luis Lacalle Pou- Jorge Larrañaga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idad vía pública - NETCOM</text:p>
          </table:table-cell>
          <table:table-cell office:value-type="float" office:value="3073404.4" calcext:value-type="float">
            <text:p>3073404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Sergio Abreu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ARTEL </text:p>
          </table:table-cell>
          <table:table-cell office:value-type="float" office:value="702733.5" calcext:value-type="float">
            <text:p>702733,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erónica Alonso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idad Vía Pública</text:p>
          </table:table-cell>
          <table:table-cell office:value-type="float" office:value="174482" calcext:value-type="float">
            <text:p>17448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avier García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IDAD EN LA VIA PUBLICA</text:p>
          </table:table-cell>
          <table:table-cell office:value-type="float" office:value="191050" calcext:value-type="float">
            <text:p>1910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lvaro Delgado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idad en Vía Publica</text:p>
          </table:table-cell>
          <table:table-cell office:value-type="float" office:value="1945387" calcext:value-type="float">
            <text:p>194538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lvaro Delgado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ida Columnera y balconeras</text:p>
          </table:table-cell>
          <table:table-cell office:value-type="float" office:value="59950" calcext:value-type="float">
            <text:p>599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lvaro Delgado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idad de Promotores</text:p>
          </table:table-cell>
          <table:table-cell office:value-type="float" office:value="209956" calcext:value-type="float">
            <text:p>20995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lvaro Delgado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iadad en Folleteía y stichers</text:p>
          </table:table-cell>
          <table:table-cell office:value-type="float" office:value="143912" calcext:value-type="float">
            <text:p>14391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co Gallinal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idad en via publica</text:p>
          </table:table-cell>
          <table:table-cell office:value-type="float" office:value="64444" calcext:value-type="float">
            <text:p>6444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Daniel Quiró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MATERIAL PUBLICITARIO</text:p>
          </table:table-cell>
          <table:table-cell office:value-type="float" office:value="20079" calcext:value-type="float">
            <text:p>2007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Daniel Quiró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CARTELERIA</text:p>
          </table:table-cell>
          <table:table-cell office:value-type="float" office:value="4762" calcext:value-type="float">
            <text:p>476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alker Amarillo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idad en via publica</text:p>
          </table:table-cell>
          <table:table-cell office:value-type="float" office:value="14220" calcext:value-type="float">
            <text:p>1422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mín Niffouri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idad en Vía Publica</text:p>
          </table:table-cell>
          <table:table-cell office:value-type="float" office:value="611121" calcext:value-type="float">
            <text:p>61112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aniel Peña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idad en via publica</text:p>
          </table:table-cell>
          <table:table-cell office:value-type="float" office:value="814200" calcext:value-type="float">
            <text:p>8142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aniel Peña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idad carretera</text:p>
          </table:table-cell>
          <table:table-cell office:value-type="float" office:value="1380000" calcext:value-type="float">
            <text:p>138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José Mujica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Carteles banderas y otros</text:p>
          </table:table-cell>
          <table:table-cell office:value-type="float" office:value="1605855" calcext:value-type="float">
            <text:p>160585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Daniel Martinez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idad en via pública</text:p>
          </table:table-cell>
          <table:table-cell office:value-type="float" office:value="36065" calcext:value-type="float">
            <text:p>3606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Darío Pérez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CARTELERÍA</text:p>
          </table:table-cell>
          <table:table-cell office:value-type="float" office:value="410000" calcext:value-type="float">
            <text:p>41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Darío Pérez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LASTILLERA</text:p>
          </table:table-cell>
          <table:table-cell office:value-type="float" office:value="28500" calcext:value-type="float">
            <text:p>285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Darío Pérez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BANDERAS MESA</text:p>
          </table:table-cell>
          <table:table-cell office:value-type="float" office:value="12000" calcext:value-type="float">
            <text:p>12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Darío Pérez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INTURA</text:p>
          </table:table-cell>
          <table:table-cell office:value-type="float" office:value="12300" calcext:value-type="float">
            <text:p>123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Danilo Astori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idad en vía pública</text:p>
          </table:table-cell>
          <table:table-cell office:value-type="float" office:value="180122" calcext:value-type="float">
            <text:p>18012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Nora Castro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idad en vía pública</text:p>
          </table:table-cell>
          <table:table-cell office:value-type="float" office:value="15714" calcext:value-type="float">
            <text:p>157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Constanza Moreira- Beramendi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idad en vía pública</text:p>
          </table:table-cell>
          <table:table-cell office:value-type="float" office:value="36660" calcext:value-type="float">
            <text:p>366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Marcos Carámbula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CARTELERIA CALLEJERA</text:p>
          </table:table-cell>
          <table:table-cell office:value-type="float" office:value="911000" calcext:value-type="float">
            <text:p>911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Eduardo Brenta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artel</text:p>
          </table:table-cell>
          <table:table-cell office:value-type="float" office:value="480000" calcext:value-type="float">
            <text:p>48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Darío Raúl Estades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idad</text:p>
          </table:table-cell>
          <table:table-cell office:value-type="float" office:value="5000" calcext:value-type="float">
            <text:p>5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Eleuterio Fernandez Huidobro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idad en vía pública(columneras)</text:p>
          </table:table-cell>
          <table:table-cell office:value-type="float" office:value="13520" calcext:value-type="float">
            <text:p>1352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Alejandro Sánchez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Carteles banderas y otros</text:p>
          </table:table-cell>
          <table:table-cell office:value-type="float" office:value="1718235" calcext:value-type="float">
            <text:p>17182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nzalo Civila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Cartelería</text:p>
          </table:table-cell>
          <table:table-cell office:value-type="float" office:value="296910.4" calcext:value-type="float">
            <text:p>296910,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Carlos Varela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ropaganda en vía pública muros</text:p>
          </table:table-cell>
          <table:table-cell office:value-type="float" office:value="82500" calcext:value-type="float">
            <text:p>825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Carlos Varela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Complementos apoyo propaganda vía pública</text:p>
          </table:table-cell>
          <table:table-cell office:value-type="float" office:value="13408" calcext:value-type="float">
            <text:p>1340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Diego Olivera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Cartelería, pasacalles, etc.</text:p>
          </table:table-cell>
          <table:table-cell office:value-type="float" office:value="25000" calcext:value-type="float">
            <text:p>25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Macarena Gelman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ampin</text:p>
          </table:table-cell>
          <table:table-cell office:value-type="float" office:value="147000" calcext:value-type="float">
            <text:p>147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Macarena Gelman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erlyna</text:p>
          </table:table-cell>
          <table:table-cell office:value-type="float" office:value="206485" calcext:value-type="float">
            <text:p>20648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Luis Puig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mastergraf srl</text:p>
          </table:table-cell>
          <table:table-cell office:value-type="float" office:value="84991" calcext:value-type="float">
            <text:p>8499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Victor Semproni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asac./Balc/Pegot/Mesas</text:p>
          </table:table-cell>
          <table:table-cell office:value-type="float" office:value="353252" calcext:value-type="float">
            <text:p>35325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75005" calcext:value-type="float">
            <text:p>775005</text:p>
          </table:table-cell>
          <table:table-cell office:value-type="string" calcext:value-type="string">
            <text:p>José Bayardi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Muros Brigada barrial</text:p>
          </table:table-cell>
          <table:table-cell office:value-type="float" office:value="80500" calcext:value-type="float">
            <text:p>805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75005" calcext:value-type="float">
            <text:p>775005</text:p>
          </table:table-cell>
          <table:table-cell office:value-type="string" calcext:value-type="string">
            <text:p>José Bayardi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asacalles Confección y olocación</text:p>
          </table:table-cell>
          <table:table-cell office:value-type="float" office:value="127000" calcext:value-type="float">
            <text:p>127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75005" calcext:value-type="float">
            <text:p>775005</text:p>
          </table:table-cell>
          <table:table-cell office:value-type="string" calcext:value-type="string">
            <text:p>José Bayardi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Vía pública formal via Agencia</text:p>
          </table:table-cell>
          <table:table-cell office:value-type="float" office:value="250000" calcext:value-type="float">
            <text:p>25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75005" calcext:value-type="float">
            <text:p>775005</text:p>
          </table:table-cell>
          <table:table-cell office:value-type="string" calcext:value-type="string">
            <text:p>José Bayardi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egatina Brigada barrial</text:p>
          </table:table-cell>
          <table:table-cell office:value-type="float" office:value="62500" calcext:value-type="float">
            <text:p>625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75005" calcext:value-type="float">
            <text:p>775005</text:p>
          </table:table-cell>
          <table:table-cell office:value-type="string" calcext:value-type="string">
            <text:p>José Bayardi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Coches parlante servicio a cantones barriales</text:p>
          </table:table-cell>
          <table:table-cell office:value-type="float" office:value="19000" calcext:value-type="float">
            <text:p>19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Gonzalo Reboledo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idad en Banderas</text:p>
          </table:table-cell>
          <table:table-cell office:value-type="float" office:value="5563.2" calcext:value-type="float">
            <text:p>5563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Gonzalo Reboledo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Balconeras</text:p>
          </table:table-cell>
          <table:table-cell office:value-type="float" office:value="41724" calcext:value-type="float">
            <text:p>4172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99738" calcext:value-type="float">
            <text:p>99738</text:p>
          </table:table-cell>
          <table:table-cell office:value-type="string" calcext:value-type="string">
            <text:p>Fernando Lorenzo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idad Vía Pública (Carteles)</text:p>
          </table:table-cell>
          <table:table-cell office:value-type="float" office:value="147620" calcext:value-type="float">
            <text:p>14762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1813800" calcext:value-type="float">
            <text:p>1813800</text:p>
          </table:table-cell>
          <table:table-cell office:value-type="string" calcext:value-type="string">
            <text:p>José Antonio Maldonado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idad vía pública </text:p>
          </table:table-cell>
          <table:table-cell office:value-type="float" office:value="23267" calcext:value-type="float">
            <text:p>232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1813800" calcext:value-type="float">
            <text:p>1813800</text:p>
          </table:table-cell>
          <table:table-cell office:value-type="string" calcext:value-type="string">
            <text:p>José Antonio Maldonado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idad vía pública </text:p>
          </table:table-cell>
          <table:table-cell office:value-type="float" office:value="7509" calcext:value-type="float">
            <text:p>750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1813800" calcext:value-type="float">
            <text:p>1813800</text:p>
          </table:table-cell>
          <table:table-cell office:value-type="string" calcext:value-type="string">
            <text:p>José Antonio Maldonado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idad vía pública </text:p>
          </table:table-cell>
          <table:table-cell office:value-type="float" office:value="60000" calcext:value-type="float">
            <text:p>6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Pablo Alvarez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idad en vía pública</text:p>
          </table:table-cell>
          <table:table-cell office:value-type="float" office:value="15714" calcext:value-type="float">
            <text:p>157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aúl Olivera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intada de muros</text:p>
          </table:table-cell>
          <table:table-cell office:value-type="float" office:value="18325" calcext:value-type="float">
            <text:p>183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aúl Olivera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Cartelería, volantes, etc.</text:p>
          </table:table-cell>
          <table:table-cell office:value-type="float" office:value="140160" calcext:value-type="float">
            <text:p>1401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99738" calcext:value-type="float">
            <text:p>99738</text:p>
          </table:table-cell>
          <table:table-cell office:value-type="string" calcext:value-type="string">
            <text:p>Horacio Yanes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erifoneo – Publicidad vía publica</text:p>
          </table:table-cell>
          <table:table-cell office:value-type="float" office:value="6000" calcext:value-type="float">
            <text:p>6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99738" calcext:value-type="float">
            <text:p>99738</text:p>
          </table:table-cell>
          <table:table-cell office:value-type="string" calcext:value-type="string">
            <text:p>Horacio Yanes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Banderas, pasacalles y banderines</text:p>
          </table:table-cell>
          <table:table-cell office:value-type="float" office:value="225535" calcext:value-type="float">
            <text:p>2255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Sebastián Sabini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Carteles banderas y otros</text:p>
          </table:table-cell>
          <table:table-cell office:value-type="float" office:value="426944" calcext:value-type="float">
            <text:p>42694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José Luis Devitta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CARTELERÍA</text:p>
          </table:table-cell>
          <table:table-cell office:value-type="float" office:value="60000" calcext:value-type="float">
            <text:p>6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José Luis Devitta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FOLLETOS Y PEGOTINES</text:p>
          </table:table-cell>
          <table:table-cell office:value-type="float" office:value="15000" calcext:value-type="float">
            <text:p>15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José Luis Devitta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BANDERAS</text:p>
          </table:table-cell>
          <table:table-cell office:value-type="float" office:value="1750" calcext:value-type="float">
            <text:p>17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José Luis Devitta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BANDERAS</text:p>
          </table:table-cell>
          <table:table-cell office:value-type="float" office:value="420" calcext:value-type="float">
            <text:p>42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José Luis Devitta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GORROS 3 COLORES</text:p>
          </table:table-cell>
          <table:table-cell office:value-type="float" office:value="444" calcext:value-type="float">
            <text:p>44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José Luis Devitta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GLOBOS 3 COLORES</text:p>
          </table:table-cell>
          <table:table-cell office:value-type="float" office:value="445" calcext:value-type="float">
            <text:p>44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José Luis Devitta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BANDERAS</text:p>
          </table:table-cell>
          <table:table-cell office:value-type="float" office:value="1830" calcext:value-type="float">
            <text:p>183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José Luis Devitta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TELAS ACROCEL</text:p>
          </table:table-cell>
          <table:table-cell office:value-type="float" office:value="1137" calcext:value-type="float">
            <text:p>113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José Luis Devitta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CARTEL LONA</text:p>
          </table:table-cell>
          <table:table-cell office:value-type="float" office:value="3500" calcext:value-type="float">
            <text:p>35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José Luis Devitta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CARTEL LONA</text:p>
          </table:table-cell>
          <table:table-cell office:value-type="float" office:value="3000" calcext:value-type="float">
            <text:p>3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775005" calcext:value-type="float">
            <text:p>775005</text:p>
          </table:table-cell>
          <table:table-cell office:value-type="string" calcext:value-type="string">
            <text:p>Leonardo Herou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Carteles Via Públic</text:p>
          </table:table-cell>
          <table:table-cell office:value-type="float" office:value="275200" calcext:value-type="float">
            <text:p>2752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775005" calcext:value-type="float">
            <text:p>775005</text:p>
          </table:table-cell>
          <table:table-cell office:value-type="string" calcext:value-type="string">
            <text:p>Leonardo Herou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Mesitas Vía Pública</text:p>
          </table:table-cell>
          <table:table-cell office:value-type="float" office:value="115300" calcext:value-type="float">
            <text:p>1153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775005" calcext:value-type="float">
            <text:p>775005</text:p>
          </table:table-cell>
          <table:table-cell office:value-type="string" calcext:value-type="string">
            <text:p>Leonardo Herou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ropaganta rodante y banderas</text:p>
          </table:table-cell>
          <table:table-cell office:value-type="float" office:value="21900" calcext:value-type="float">
            <text:p>219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Valeria Rubino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 rodante Canelones</text:p>
          </table:table-cell>
          <table:table-cell office:value-type="float" office:value="3696" calcext:value-type="float">
            <text:p>369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Valeria Rubino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Rodante Las Piedras</text:p>
          </table:table-cell>
          <table:table-cell office:value-type="float" office:value="4480" calcext:value-type="float">
            <text:p>44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Valeria Rubino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Rodante La Paz y Las Piedras</text:p>
          </table:table-cell>
          <table:table-cell office:value-type="float" office:value="4562" calcext:value-type="float">
            <text:p>456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Valeria Rubino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Diego Sosa</text:p>
          </table:table-cell>
          <table:table-cell office:value-type="float" office:value="10370" calcext:value-type="float">
            <text:p>1037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Valeria Rubino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Hugo - Martin Lopez</text:p>
          </table:table-cell>
          <table:table-cell office:value-type="float" office:value="20000" calcext:value-type="float">
            <text:p>2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848959" calcext:value-type="float">
            <text:p>848959</text:p>
          </table:table-cell>
          <table:table-cell office:value-type="string" calcext:value-type="string">
            <text:p>Nestor Llorca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Gastos de Publicidad (Folletos)</text:p>
          </table:table-cell>
          <table:table-cell office:value-type="float" office:value="5000" calcext:value-type="float">
            <text:p>5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848959" calcext:value-type="float">
            <text:p>848959</text:p>
          </table:table-cell>
          <table:table-cell office:value-type="string" calcext:value-type="string">
            <text:p>Nestor Llorca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Publicidad via oral ( Rodante)</text:p>
          </table:table-cell>
          <table:table-cell office:value-type="float" office:value="15000" calcext:value-type="float">
            <text:p>15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07/08/2014 - SATENIL <text:s/>- REC. 4128</text:p>
          </table:table-cell>
          <table:table-cell office:value-type="float" office:value="3315399.25" calcext:value-type="float">
            <text:p>3315399,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07/08/2014 - MOVIMAGEN - REC. 2455</text:p>
          </table:table-cell>
          <table:table-cell office:value-type="float" office:value="1946500" calcext:value-type="float">
            <text:p>19465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18/08/2014 - OMI - 360.COM</text:p>
          </table:table-cell>
          <table:table-cell office:value-type="float" office:value="2475000" calcext:value-type="float">
            <text:p>2475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12/09/2014 - GALAFOX SA</text:p>
          </table:table-cell>
          <table:table-cell office:value-type="float" office:value="59100" calcext:value-type="float">
            <text:p>591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16/09/2014 - PUBLICARTE - REC. 79590</text:p>
          </table:table-cell>
          <table:table-cell office:value-type="float" office:value="4290727.2" calcext:value-type="float">
            <text:p>4290727,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16/09/2014 - PUBLICARTE - REC. 79591</text:p>
          </table:table-cell>
          <table:table-cell office:value-type="float" office:value="1874823" calcext:value-type="float">
            <text:p>187482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03/10/2014 - PIROLUX</text:p>
          </table:table-cell>
          <table:table-cell office:value-type="float" office:value="59100" calcext:value-type="float">
            <text:p>591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30/10/2014 - GALAFOX SA</text:p>
          </table:table-cell>
          <table:table-cell office:value-type="float" office:value="59100" calcext:value-type="float">
            <text:p>591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12/11/2014 - CBS</text:p>
          </table:table-cell>
          <table:table-cell office:value-type="float" office:value="1991716" calcext:value-type="float">
            <text:p>19917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28/11/2014 - MOVIMAGEN</text:p>
          </table:table-cell>
          <table:table-cell office:value-type="float" office:value="274622" calcext:value-type="float">
            <text:p>27462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VIA PUBLICA</text:p>
          </table:table-cell>
          <table:table-cell office:value-type="string" calcext:value-type="string">
            <text:p>08/12/2014 - Reasignación balotaje</text:p>
          </table:table-cell>
          <table:table-cell office:value-type="float" office:value="-4254887.45" calcext:value-type="float">
            <text:p>-4254887,4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Jorge Larrañaga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IMPRESIONES CONTRATADAS</text:p>
          </table:table-cell>
          <table:table-cell office:value-type="float" office:value="1002840" calcext:value-type="float">
            <text:p>100284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Jorge Larrañaga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GOOGLE, FACEBOOK, TWITTER</text:p>
          </table:table-cell>
          <table:table-cell office:value-type="float" office:value="679238" calcext:value-type="float">
            <text:p>67923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José Carlos Mahía</text:p>
          </table:table-cell>
          <table:table-cell table:style-name="ce3" office:value-type="string" calcext:value-type="string">
            <text:p>WEB</text:p>
          </table:table-cell>
          <table:table-cell table:style-name="ce4" office:value-type="string" calcext:value-type="string">
            <text:p>Facebook</text:p>
          </table:table-cell>
          <table:table-cell table:style-name="ce7" office:value-type="float" office:value="21274.81" calcext:value-type="float">
            <text:p><text:s/>21.274,81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José Carlos Mahía</text:p>
          </table:table-cell>
          <table:table-cell table:style-name="ce3" office:value-type="string" calcext:value-type="string">
            <text:p>WEB</text:p>
          </table:table-cell>
          <table:table-cell table:style-name="ce4" office:value-type="string" calcext:value-type="string">
            <text:p>Facebook</text:p>
          </table:table-cell>
          <table:table-cell table:style-name="ce7" office:value-type="float" office:value="1167.14" calcext:value-type="float">
            <text:p><text:s/>1.167,14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dependiente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Pablo Mieres- Conrado Ramos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Publicidad web</text:p>
          </table:table-cell>
          <table:table-cell table:style-name="ce5" office:value-type="float" office:value="580989" calcext:value-type="float">
            <text:p>580.98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lorad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Pedro Bordaberry- Germán Coutinho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Espacios en redes</text:p>
          </table:table-cell>
          <table:table-cell table:style-name="ce8" office:value-type="float" office:value="412420" calcext:value-type="float">
            <text:p>412.420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lorad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Pedro Bordaberry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Espacios en redes</text:p>
          </table:table-cell>
          <table:table-cell office:value-type="float" office:value="800580" calcext:value-type="float">
            <text:p>8005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lvaro Delgado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Publicida Digital</text:p>
          </table:table-cell>
          <table:table-cell office:value-type="float" office:value="216425" calcext:value-type="float">
            <text:p>2164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Fernando Crosa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Pagina Web</text:p>
          </table:table-cell>
          <table:table-cell office:value-type="float" office:value="10000" calcext:value-type="float">
            <text:p>1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Raúl Sendic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internet</text:p>
          </table:table-cell>
          <table:table-cell office:value-type="float" office:value="1178553" calcext:value-type="float">
            <text:p>117855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Danilo Astori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Publicidad Digital</text:p>
          </table:table-cell>
          <table:table-cell office:value-type="float" office:value="253791.72" calcext:value-type="float">
            <text:p>253791,7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Constanza Moreira- Beramendi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Diseño y edición internet</text:p>
          </table:table-cell>
          <table:table-cell office:value-type="float" office:value="145944" calcext:value-type="float">
            <text:p>14594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Macarena Gelma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PUBLICIDAD INTERNET</text:p>
          </table:table-cell>
          <table:table-cell office:value-type="float" office:value="29280" calcext:value-type="float">
            <text:p>292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99738" calcext:value-type="float">
            <text:p>99738</text:p>
          </table:table-cell>
          <table:table-cell office:value-type="string" calcext:value-type="string">
            <text:p>Fernando Lorenzo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Internet y Redes Sociales</text:p>
          </table:table-cell>
          <table:table-cell office:value-type="float" office:value="504348" calcext:value-type="float">
            <text:p>50434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29/08/2014 - MONTEVIDEO.COMM</text:p>
          </table:table-cell>
          <table:table-cell office:value-type="float" office:value="280600" calcext:value-type="float">
            <text:p>2806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05/09/2014 - EL PAIS - REC. 505616</text:p>
          </table:table-cell>
          <table:table-cell office:value-type="float" office:value="561200" calcext:value-type="float">
            <text:p>5612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18/09/2014 - MPG - FACEBOOK</text:p>
          </table:table-cell>
          <table:table-cell office:value-type="float" office:value="1536590" calcext:value-type="float">
            <text:p>153659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26/09/2014 - OBSERVA.COM.UY</text:p>
          </table:table-cell>
          <table:table-cell office:value-type="float" office:value="280600" calcext:value-type="float">
            <text:p>2806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10/10/2014 - REGNODESIGN</text:p>
          </table:table-cell>
          <table:table-cell office:value-type="float" office:value="45412" calcext:value-type="float">
            <text:p>4541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10/10/2014 - GRUPO 180.COM.UY</text:p>
          </table:table-cell>
          <table:table-cell office:value-type="float" office:value="112240" calcext:value-type="float">
            <text:p>11224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13/10/2014 - CRONICAS</text:p>
          </table:table-cell>
          <table:table-cell office:value-type="float" office:value="183000" calcext:value-type="float">
            <text:p>183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28/10/2014 - MONTEVIDEO.COMM</text:p>
          </table:table-cell>
          <table:table-cell office:value-type="float" office:value="219600" calcext:value-type="float">
            <text:p>2196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29/10/2014 - MPG</text:p>
          </table:table-cell>
          <table:table-cell office:value-type="float" office:value="321287" calcext:value-type="float">
            <text:p>32128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Presidencia</text:p>
          </table:table-cell>
          <table:table-cell table:number-columns-repeated="2"/>
          <table:table-cell office:value-type="string" calcext:value-type="string">
            <text:p>Tabaré Vázquez- Raúl Sendic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08/12/2014 - Reasignación balotaje</text:p>
          </table:table-cell>
          <table:table-cell office:value-type="float" office:value="-1696621" calcext:value-type="float">
            <text:p>-169662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cional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Daniel Quiró</text:p>
          </table:table-cell>
          <table:table-cell/>
          <table:table-cell office:value-type="string" calcext:value-type="string">
            <text:p>PUBLICIDAD</text:p>
          </table:table-cell>
          <table:table-cell office:value-type="float" office:value="636380" calcext:value-type="float">
            <text:p>6363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Senado</text:p>
          </table:table-cell>
          <table:table-cell table:number-columns-repeated="2"/>
          <table:table-cell office:value-type="string" calcext:value-type="string">
            <text:p>Marcos Carámbula</text:p>
          </table:table-cell>
          <table:table-cell/>
          <table:table-cell office:value-type="string" calcext:value-type="string">
            <text:p>EMPRESA PUBLICIDAD, TV,RADIO,DIARIOS ETC</text:p>
          </table:table-cell>
          <table:table-cell office:value-type="float" office:value="4736518" calcext:value-type="float">
            <text:p>47365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Alejandro Sánchez</text:p>
          </table:table-cell>
          <table:table-cell/>
          <table:table-cell office:value-type="string" calcext:value-type="string">
            <text:p>Balconeras, internet</text:p>
          </table:table-cell>
          <table:table-cell office:value-type="float" office:value="566628" calcext:value-type="float">
            <text:p>56662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Montevideo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Christian Di Candia</text:p>
          </table:table-cell>
          <table:table-cell/>
          <table:table-cell office:value-type="string" calcext:value-type="string">
            <text:p>Otro tipo de Puiblicidad (web, via publica, etc)</text:p>
          </table:table-cell>
          <table:table-cell office:value-type="float" office:value="154047" calcext:value-type="float">
            <text:p>15404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nte Amplio</text:p>
          </table:table-cell>
          <table:table-cell office:value-type="string" calcext:value-type="string">
            <text:p>Diputados</text:p>
          </table:table-cell>
          <table:table-cell office:value-type="string" calcext:value-type="string">
            <text:p>Canelone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Sebastián Sabini</text:p>
          </table:table-cell>
          <table:table-cell/>
          <table:table-cell office:value-type="string" calcext:value-type="string">
            <text:p>Balconeras, internet</text:p>
          </table:table-cell>
          <table:table-cell office:value-type="float" office:value="348953" calcext:value-type="float">
            <text:p>348953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9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ce10"/>
          <table:table-cell table:number-columns-repeated="1016"/>
        </table:table-row>
        <table:table-row table:style-name="ro2">
          <table:table-cell table:number-columns-repeated="7"/>
          <table:table-cell table:style-name="ce11"/>
          <table:table-cell table:number-columns-repeated="1016"/>
        </table:table-row>
        <table:table-row table:style-name="ro2" table:number-rows-repeated="10480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currency-style style:name="N104P0" style:volatile="true">
      <number:currency-symbol number:language="es" number:country="UY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13P0"/>
    </number:number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percentage-style style:name="N115">
      <number:number number:decimal-places="1" loext:min-decimal-places="1" number:min-integer-digits="1"/>
      <number:text>%</number:text>
    </number:percentage-style>
    <number:number-style style:name="N10107P0" style:volatile="true" number:language="es" number:country="UY">
      <number:text>$U </number:text>
      <number:number number:decimal-places="0" loext:min-decimal-places="0" number:min-integer-digits="1" number:grouping="true"/>
      <number:text> </number:text>
    </number:number-style>
    <number:number-style style:name="N10107" number:language="es" number:country="UY">
      <number:text>($U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UY">
      <number:text>$U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UY">
      <style:text-properties fo:color="#ff0000"/>
      <number:text>($U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UY">
      <number:text>$U </number:text>
      <number:number number:decimal-places="2" loext:min-decimal-places="2" number:min-integer-digits="1" number:grouping="true"/>
      <number:text> </number:text>
    </number:number-style>
    <number:number-style style:name="N10109" number:language="es" number:country="UY">
      <number:text>($U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es" number:country="UY">
      <number:text>$U </number:text>
      <number:number number:decimal-places="2" loext:min-decimal-places="2" number:min-integer-digits="1" number:grouping="true"/>
      <number:text> </number:text>
    </number:number-style>
    <number:number-style style:name="N10110" number:language="es" number:country="UY">
      <style:text-properties fo:color="#ff0000"/>
      <number:text>($U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UY">
      <number:day number:style="long"/>
      <number:text>-</number:text>
      <number:month number:textual="true"/>
    </number:date-style>
    <number:date-style style:name="N10113" number:language="es" number:country="UY">
      <number:month number:textual="true"/>
      <number:text>-</number:text>
      <number:year/>
    </number:date-style>
    <number:date-style style:name="N10114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UY">
      <number:number number:decimal-places="0" loext:min-decimal-places="0" number:min-integer-digits="1" number:grouping="true"/>
      <number:text> </number:text>
    </number:number-style>
    <number:number-style style:name="N10115" number:language="es" number:country="UY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UY">
      <number:number number:decimal-places="0" loext:min-decimal-places="0" number:min-integer-digits="1" number:grouping="true"/>
      <number:text> </number:text>
    </number:number-style>
    <number:number-style style:name="N10116" number:language="es" number:country="UY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UY">
      <number:number number:decimal-places="2" loext:min-decimal-places="2" number:min-integer-digits="1" number:grouping="true"/>
      <number:text> </number:text>
    </number:number-style>
    <number:number-style style:name="N10117" number:language="es" number:country="UY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UY">
      <number:number number:decimal-places="2" loext:min-decimal-places="2" number:min-integer-digits="1" number:grouping="true"/>
      <number:text> </number:text>
    </number:number-style>
    <number:number-style style:name="N10118" number:language="es" number:country="UY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UY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UY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UY">
      <loext:text> </loext:text>
      <loext:fill-character> </loext:fill-character>
      <number:text>- </number:text>
    </number:number-style>
    <number:text-style style:name="N10119" number:language="es" number:country="UY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UY">
      <loext:text> $U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es" number:country="UY">
      <loext:text> $U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0P2" style:volatile="true" number:language="es" number:country="UY">
      <loext:text> $U </loext:text>
      <loext:fill-character> </loext:fill-character>
      <number:text>- </number:text>
    </number:number-style>
    <number:text-style style:name="N10120" number:language="es" number:country="UY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UY">
      <loext:text> $U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UY">
      <loext:text> $U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UY">
      <loext:text> $U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UY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illares_20_2" style:display-name="Millares 2" style:family="table-cell" style:parent-style-name="Default" style:data-style-name="N112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07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eneral" style:display-name="PageStyle_Gener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Acuña</meta:initial-creator>
    <dc:creator>Santiago Acuña</dc:creator>
    <meta:creation-date>2015-10-21T17:02:39</meta:creation-date>
    <dc:date>2016-10-31T19:34:40</dc:date>
    <meta:generator>LibreOffice/5.2.2.2$Linux_X86_64 LibreOffice_project/20m0$Build-2</meta:generator>
    <meta:document-statistic meta:table-count="1" meta:cell-count="3513" meta:object-count="0"/>
    <meta:user-defined meta:name="AppVersion">12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